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4.755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158cm"/>
    </style:style>
    <style:style style:name="co11" style:family="table-column">
      <style:table-column-properties fo:break-before="auto" style:column-width="2.91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/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c00000"/>
    </style:style>
    <style:style style:name="ce6" style:family="table-cell" style:parent-style-name="Excel_20_Built-in_20_Normal">
      <style:table-cell-properties fo:background-color="#ffff00"/>
    </style:style>
    <style:style style:name="ce7" style:family="table-cell" style:parent-style-name="Excel_20_Built-in_20_Normal">
      <style:table-cell-properties fo:background-color="transparent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number-columns-repeated="9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4" table:number-columns-repeated="9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6" table:default-cell-style-name="Excel_20_Built-in_20_Normal"/>
        <table:table-column table:style-name="co8" table:number-columns-repeated="3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4" table:number-columns-repeated="6" table:default-cell-style-name="Excel_20_Built-in_20_Normal"/>
        <table:table-column table:style-name="co8" table:default-cell-style-name="Excel_20_Built-in_20_Normal"/>
        <table:table-column table:style-name="co4" table:number-columns-repeated="97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Gruppe Philipp</text:p>
          </table:table-cell>
          <table:table-cell office:value-type="string">
            <text:p>Gattung</text:p>
          </table:table-cell>
          <table:table-cell office:value-type="string">
            <text:p>Art</text:p>
          </table:table-cell>
          <table:table-cell office:value-type="string">
            <text:p>Lebensform</text:p>
          </table:table-cell>
          <table:table-cell/>
          <table:table-cell office:value-type="string">
            <text:p>Deckung [%]</text:p>
          </table:table-cell>
          <table:table-cell office:value-type="string">
            <text:p>Höhe 1 [cm]</text:p>
          </table:table-cell>
          <table:table-cell office:value-type="string">
            <text:p>Höhe 2 [cm]</text:p>
          </table:table-cell>
          <table:table-cell office:value-type="string">
            <text:p>Höhe 3 [cm]</text:p>
          </table:table-cell>
          <table:table-cell office:value-type="string">
            <text:p>Höhe 4 [cm]</text:p>
          </table:table-cell>
          <table:table-cell office:value-type="string">
            <text:p>Höhe 5 [cm]</text:p>
          </table:table-cell>
          <table:table-cell table:number-columns-repeated="2"/>
          <table:table-cell table:style-name="ce4" office:value-type="string">
            <text:p>Höhe MW [cm]</text:p>
          </table:table-cell>
          <table:table-cell table:style-name="ce4" office:value-type="string">
            <text:p>Gattung</text:p>
          </table:table-cell>
          <table:table-cell table:style-name="ce4" office:value-type="string">
            <text:p>Art</text:p>
          </table:table-cell>
          <table:table-cell table:style-name="ce4" office:value-type="string">
            <text:p>Deckung [%]</text:p>
          </table:table-cell>
          <table:table-cell office:value-type="string">
            <text:p>Höhe 1 [cm]</text:p>
          </table:table-cell>
          <table:table-cell office:value-type="string">
            <text:p>Höhe 2 [cm]</text:p>
          </table:table-cell>
          <table:table-cell office:value-type="string">
            <text:p>Höhe 3 [cm]</text:p>
          </table:table-cell>
          <table:table-cell office:value-type="string">
            <text:p>Höhe 4 [cm]</text:p>
          </table:table-cell>
          <table:table-cell office:value-type="string">
            <text:p>Höhe 5 [cm]</text:p>
          </table:table-cell>
          <table:table-cell table:style-name="ce4" office:value-type="string">
            <text:p>Höhe MW [cm]</text:p>
          </table:table-cell>
          <table:table-cell office:value-type="string">
            <text:p>Lebensform</text:p>
          </table:table-cell>
          <table:table-cell office:value-type="string">
            <text:p>Sonstiges</text:p>
          </table:table-cell>
          <table:table-cell office:value-type="string">
            <text:p>Gattung</text:p>
          </table:table-cell>
          <table:table-cell office:value-type="string">
            <text:p>Art</text:p>
          </table:table-cell>
          <table:table-cell office:value-type="string">
            <text:p>Deckung [%]</text:p>
          </table:table-cell>
          <table:table-cell office:value-type="string">
            <text:p>Höhe 1 [cm]</text:p>
          </table:table-cell>
          <table:table-cell office:value-type="string">
            <text:p>Höhe 2 [cm]</text:p>
          </table:table-cell>
          <table:table-cell office:value-type="string">
            <text:p>Höhe 3 [cm]</text:p>
          </table:table-cell>
          <table:table-cell office:value-type="string">
            <text:p>Höhe 4 [cm]</text:p>
          </table:table-cell>
          <table:table-cell office:value-type="string">
            <text:p>Höhe 5 [cm]</text:p>
          </table:table-cell>
          <table:table-cell office:value-type="string">
            <text:p>Höhe MW [cm]</text:p>
          </table:table-cell>
          <table:table-cell office:value-type="string">
            <text:p>Lebensform</text:p>
          </table:table-cell>
          <table:table-cell office:value-type="string">
            <text:p>Sonstiges</text:p>
          </table:table-cell>
          <table:table-cell office:value-type="string">
            <text:p>Gattung</text:p>
          </table:table-cell>
          <table:table-cell office:value-type="string">
            <text:p>Art</text:p>
          </table:table-cell>
          <table:table-cell office:value-type="string">
            <text:p>Deckung [%]</text:p>
          </table:table-cell>
          <table:table-cell office:value-type="string">
            <text:p>Höhe 1 [cm]</text:p>
          </table:table-cell>
          <table:table-cell office:value-type="string">
            <text:p>Höhe 2 [cm]</text:p>
          </table:table-cell>
          <table:table-cell office:value-type="string">
            <text:p>Höhe 3 [cm]</text:p>
          </table:table-cell>
          <table:table-cell office:value-type="string">
            <text:p>Höhe 4 [cm]</text:p>
          </table:table-cell>
          <table:table-cell office:value-type="string">
            <text:p>Höhe 5 [cm]</text:p>
          </table:table-cell>
          <table:table-cell office:value-type="string">
            <text:p>Höhe MW [cm]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lluna</text:p>
          </table:table-cell>
          <table:table-cell office:value-type="string">
            <text:p>vulgaris</text:p>
          </table:table-cell>
          <table:table-cell office:value-type="string">
            <text:p>Chamaephyt</text:p>
          </table:table-cell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Calluna</text:p>
          </table:table-cell>
          <table:table-cell office:value-type="string">
            <text:p>vulgaris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4.7">
            <text:p>14,7</text:p>
          </table:table-cell>
          <table:table-cell table:number-columns-repeated="2"/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VERAGE([.AC3:.AG3])" office:value-type="float" office:value="4.4">
            <text:p>4,4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AVERAGE([.AN3:.AR3])" office:value-type="float" office:value="14.8">
            <text:p>14,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Rhododendron</text:p>
          </table:table-cell>
          <table:table-cell office:value-type="string">
            <text:p>ferrugineum</text:p>
          </table:table-cell>
          <table:table-cell office:value-type="string">
            <text:p>Nanophanerophyt</text:p>
          </table:table-cell>
          <table:table-cell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32.8">
            <text:p>32,8</text:p>
          </table:table-cell>
          <table:table-cell office:value-type="string">
            <text:p>Nardus</text:p>
          </table:table-cell>
          <table:table-cell office:value-type="string">
            <text:p>stricta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2"/>
          <table:table-cell office:value-type="string">
            <text:p>Campanula</text:p>
          </table:table-cell>
          <table:table-cell office:value-type="string">
            <text:p>scheuchzeri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AVERAGE([.AC4:.AG4])" office:value-type="float" office:value="8.66666666666667">
            <text:p>8,6666666667</text:p>
          </table:table-cell>
          <table:table-cell office:value-type="string">
            <text:p>Hemikryptophyt</text:p>
          </table:table-cell>
          <table:table-cell office:value-type="string">
            <text:p>intensiv gefärhbt</text:p>
          </table:table-cell>
          <table:table-cell office:value-type="string">
            <text:p>Homogyne</text:p>
          </table:table-cell>
          <table:table-cell office:value-type="string">
            <text:p>alpin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AVERAGE([.AN4:.AR4])" office:value-type="float" office:value="3.6">
            <text:p>3,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office:value-type="string">
            <text:p>Chamaephyt, Nanophanerophyt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8.2">
            <text:p>18,2</text:p>
          </table:table-cell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  <table:table-cell table:number-columns-repeated="2"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AVERAGE([.AC5:.AG5])" office:value-type="float" office:value="17">
            <text:p>17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table:formula="of:=AVERAGE([.AN5:.AR5])" office:value-type="float" office:value="6.8">
            <text:p>6,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office:value-type="string">
            <text:p>Hemikryptophyt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.4">
            <text:p>6,4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AVERAGE([.AC6:.AG6])" office:value-type="float" office:value="18.4">
            <text:p>18,4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AVERAGE([.AN6:.AR6])" office:value-type="float" office:value="8">
            <text:p>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um</text:p>
          </table:table-cell>
          <table:table-cell office:value-type="string">
            <text:p>montanum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5.5">
            <text:p>5,5</text:p>
          </table:table-cell>
          <table:table-cell table:style-name="ce5" office:value-type="string">
            <text:p>Trifolium</text:p>
          </table:table-cell>
          <table:table-cell table:style-name="ce5" office:value-type="string">
            <text:p>alpestre</text:p>
          </table:table-cell>
          <table:table-cell office:value-type="float" office:value="5">
            <text:p>5</text:p>
          </table:table-cell>
          <table:table-cell office:value-type="float" office:value="10.5">
            <text:p>10,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.7">
            <text:p>6,7</text:p>
          </table:table-cell>
          <table:table-cell office:value-type="string">
            <text:p>Hemikryptophyt</text:p>
          </table:table-cell>
          <table:table-cell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AVERAGE([.AC7:.AG7])" office:value-type="float" office:value="11">
            <text:p>11</text:p>
          </table:table-cell>
          <table:table-cell table:number-columns-repeated="2"/>
          <table:table-cell office:value-type="string">
            <text:p>Senecio</text:p>
          </table:table-cell>
          <table:table-cell office:value-type="string">
            <text:p>incanus</text:p>
          </table:table-cell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AVERAGE([.AN7:.AR7])" office:value-type="float" office:value="8.25">
            <text:p>8,25</text:p>
          </table:table-cell>
          <table:table-cell office:value-type="string">
            <text:p>Hemikryptophyt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string">
            <text:p>Chamaephyt</text:p>
          </table:table-cell>
          <table:table-cell office:value-type="string">
            <text:p>behaar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string">
            <text:p>Luzula</text:p>
          </table:table-cell>
          <table:table-cell office:value-type="string">
            <text:p>lute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/>
          <table:table-cell office:value-type="float" office:value="12.6">
            <text:p>12,6</text:p>
          </table:table-cell>
          <table:table-cell table:number-columns-repeated="2"/>
          <table:table-cell office:value-type="string">
            <text:p>Thymus</text:p>
          </table:table-cell>
          <table:table-cell office:value-type="string">
            <text:p>pulegioid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8:.AG8])" office:value-type="float" office:value="4">
            <text:p>4</text:p>
          </table:table-cell>
          <table:table-cell office:value-type="string">
            <text:p>Chamaephyt</text:p>
          </table:table-cell>
          <table:table-cell/>
          <table:table-cell office:value-type="string">
            <text:p>Poa</text:p>
          </table:table-cell>
          <table:table-cell office:value-type="string">
            <text:p>alpina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AN8:.AR8])" office:value-type="float" office:value="16.8">
            <text:p>16,8</text:p>
          </table:table-cell>
          <table:table-cell office:value-type="string">
            <text:p>Hemikryptophyt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myrtillus</text:p>
          </table:table-cell>
          <table:table-cell office:value-type="string">
            <text:p>Chamaephyt, Nanophanerophyt</text:p>
          </table:table-cell>
          <table:table-cell office:value-type="string">
            <text:p>schneeschutzbedürftig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  <table:table-cell office:value-type="string">
            <text:p>Hieracium</text:p>
          </table:table-cell>
          <table:table-cell office:value-type="string">
            <text:p>pilosell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AVERAGE([.AC9:.AG9])" office:value-type="float" office:value="12.5">
            <text:p>12,5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AN9:.AR9])" office:value-type="float" office:value="22.6">
            <text:p>22,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otentilla</text:p>
          </table:table-cell>
          <table:table-cell office:value-type="string">
            <text:p>aurea</text:p>
          </table:table-cell>
          <table:table-cell office:value-type="string">
            <text:p>Hemikryptophyt</text:p>
          </table:table-cell>
          <table:table-cell office:value-type="string">
            <text:p>Bl etwas behaart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84">
            <text:p>1,84</text:p>
          </table:table-cell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string">
            <text:p>Chamaephyt</text:p>
          </table:table-cell>
          <table:table-cell/>
          <table:table-cell office:value-type="string">
            <text:p>Anthoxanthum</text:p>
          </table:table-cell>
          <table:table-cell office:value-type="string">
            <text:p>odoratum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AVERAGE([.AC10:.AG10])" office:value-type="float" office:value="10.5">
            <text:p>10,5</text:p>
          </table:table-cell>
          <table:table-cell office:value-type="string">
            <text:p>Hemikryptophyt</text:p>
          </table:table-cell>
          <table:table-cell/>
          <table:table-cell office:value-type="string">
            <text:p>Ligusticum</text:p>
          </table:table-cell>
          <table:table-cell office:value-type="string">
            <text:p>mutellin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 table:number-columns-repeated="3"/>
          <table:table-cell table:formula="of:=AVERAGE([.AN10:.AR10])" office:value-type="float" office:value="5.75">
            <text:p>5,7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Antennaria</text:p>
          </table:table-cell>
          <table:table-cell office:value-type="string">
            <text:p>dio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string">
            <text:p>Achillea</text:p>
          </table:table-cell>
          <table:table-cell office:value-type="string">
            <text:p>moschata</text:p>
          </table:table-cell>
          <table:table-cell table:number-columns-repeated="2"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AC11:.AG11])" office:value-type="float" office:value="3.125">
            <text:p>3,125</text:p>
          </table:table-cell>
          <table:table-cell office:value-type="string">
            <text:p>Hemikryptophyt</text:p>
          </table:table-cell>
          <table:table-cell office:value-type="string">
            <text:p>ruhende o. schwach bewegte Verwitterungshalden</text:p>
          </table:table-cell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table:number-columns-repeated="2"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AN11:.AR11])" office:value-type="float" office:value="2.5">
            <text:p>2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</text:p>
          </table:table-cell>
          <table:table-cell office:value-type="string">
            <text:p>alpina</text:p>
          </table:table-cell>
          <table:table-cell office:value-type="string">
            <text:p>Hemikryptophyt</text:p>
          </table:table-cell>
          <table:table-cell office:value-type="string">
            <text:p>ledrig, benötigt Feuch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1"/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number-columns-repeated="3"/>
          <table:table-cell table:formula="of:=AVERAGE([.AC12:.AG12])" office:value-type="float" office:value="2.25">
            <text:p>2,25</text:p>
          </table:table-cell>
          <table:table-cell table:number-columns-repeated="2"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table:formula="of:=AVERAGE([.AN12:.AR12])" office:value-type="float" office:value="3.8">
            <text:p>3,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Arnica</text:p>
          </table:table-cell>
          <table:table-cell office:value-type="string">
            <text:p>montana</text:p>
          </table:table-cell>
          <table:table-cell office:value-type="string">
            <text:p>Hemikryptophyt</text:p>
          </table:table-cell>
          <table:table-cell office:value-type="string">
            <text:p>Humuswurzler, Feuchtwiese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.6">
            <text:p>3,6</text:p>
          </table:table-cell>
          <table:table-cell table:number-columns-repeated="11"/>
          <table:table-cell office:value-type="string">
            <text:p>Ligusticum</text:p>
          </table:table-cell>
          <table:table-cell office:value-type="string">
            <text:p>mutellina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AVERAGE([.AC13:.AG13])" office:value-type="float" office:value="5.75">
            <text:p>5,75</text:p>
          </table:table-cell>
          <table:table-cell table:style-name="ce5" office:value-type="string">
            <text:p>nicht gefunden</text:p>
          </table:table-cell>
          <table:table-cell/>
          <table:table-cell office:value-type="string">
            <text:p>Sempervivum</text:p>
          </table:table-cell>
          <table:table-cell office:value-type="string">
            <text:p>montana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table:formula="of:=AVERAGE([.AN13:.AR13])" office:value-type="float" office:value="1.33333333333333">
            <text:p>1,3333333333</text:p>
          </table:table-cell>
          <table:table-cell office:value-type="string">
            <text:p>Chamaephyt</text:p>
          </table:table-cell>
          <table:table-cell office:value-type="string">
            <text:p>Sukkulenz</text:p>
          </table:table-cell>
          <table:table-cell table:number-columns-repeated="977"/>
        </table:table-row>
        <table:table-row table:style-name="ro1">
          <table:table-cell/>
          <table:table-cell office:value-type="string">
            <text:p>Melampyrum</text:p>
          </table:table-cell>
          <table:table-cell office:value-type="string">
            <text:p>pratense</text:p>
          </table:table-cell>
          <table:table-cell office:value-type="string">
            <text:p>Therophyt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1"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/>
          <table:table-cell table:formula="of:=AVERAGE([.AC14:.AG14])" office:value-type="float" office:value="2.75">
            <text:p>2,75</text:p>
          </table:table-cell>
          <table:table-cell office:value-type="string">
            <text:p>Hemikryptophyt</text:p>
          </table:table-cell>
          <table:table-cell office:value-type="string">
            <text:p>immergrün, Fiederblätter</text:p>
          </table:table-cell>
          <table:table-cell office:value-type="string">
            <text:p>Leontodon</text:p>
          </table:table-cell>
          <table:table-cell office:value-type="string">
            <text:p>helveticus</text:p>
          </table:table-cell>
          <table:table-cell office:value-type="float" office:value="3">
            <text:p>3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AVERAGE([.AN14:.AR14])" office:value-type="float" office:value="10.8333333333333">
            <text:p>10,8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Solidago</text:p>
          </table:table-cell>
          <table:table-cell office:value-type="string">
            <text:p>virgaurea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11"/>
          <table:table-cell office:value-type="string">
            <text:p>Veronica</text:p>
          </table:table-cell>
          <table:table-cell office:value-type="string">
            <text:p>bellidioide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AVERAGE([.AC15:.AG15])" office:value-type="float" office:value="12">
            <text:p>12</text:p>
          </table:table-cell>
          <table:table-cell office:value-type="string">
            <text:p>Hemikryptophyt</text:p>
          </table:table-cell>
          <table:table-cell/>
          <table:table-cell office:value-type="string">
            <text:p>Agrostis</text:p>
          </table:table-cell>
          <table:table-cell office:value-type="string">
            <text:p>alpin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AN15:.AR15])" office:value-type="float" office:value="10">
            <text:p>10</text:p>
          </table:table-cell>
          <table:table-cell office:value-type="string">
            <text:p>Hemikryptophyt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Gentiana</text:p>
          </table:table-cell>
          <table:table-cell office:value-type="string">
            <text:p>spec.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11"/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number-columns-repeated="2"/>
          <table:table-cell table:formula="of:=AVERAGE([.AC16:.AG16])" office:value-type="float" office:value="3.83333333333333">
            <text:p>3,8333333333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ampanula</text:p>
          </table:table-cell>
          <table:table-cell office:value-type="string">
            <text:p>barbata</text:p>
          </table:table-cell>
          <table:table-cell office:value-type="string">
            <text:p>Hemikryptophyt</text:p>
          </table:table-cell>
          <table:table-cell office:value-type="string">
            <text:p>frische-feuchte Magerrasen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11"/>
          <table:table-cell office:value-type="string">
            <text:p>Festuca</text:p>
          </table:table-cell>
          <table:table-cell office:value-type="string">
            <text:p>pulchell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AC17:.AG17])" office:value-type="float" office:value="9">
            <text:p>9</text:p>
          </table:table-cell>
          <table:table-cell office:value-type="string">
            <text:p>Hemikryptophyt</text:p>
          </table:table-cell>
          <table:table-cell office:value-type="string">
            <text:p>lange ausläufer</text:p>
          </table:table-cell>
          <table:table-cell table:number-columns-repeated="988"/>
        </table:table-row>
        <table:table-row table:style-name="ro1">
          <table:table-cell table:number-columns-repeated="25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VERAGE([.AC18:.AG18])" office:value-type="float" office:value="10.4">
            <text:p>10,4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uppe Carolin</text:p>
          </table:table-cell>
          <table:table-cell office:value-type="string">
            <text:p>Campanula</text:p>
          </table:table-cell>
          <table:table-cell office:value-type="string">
            <text:p>barbat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AVERAGE([.G20:.M20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alluna</text:p>
          </table:table-cell>
          <table:table-cell office:value-type="string">
            <text:p>vulgar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4"/>
          <table:table-cell table:formula="of:=AVERAGE([.G21:.M21])" office:value-type="float" office:value="12.3333333333333">
            <text:p>12,3333333333</text:p>
          </table:table-cell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AVERAGE([.R21:.V21])" office:value-type="float" office:value="11">
            <text:p>11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AVERAGE([.AC21:.AG21])" office:value-type="float" office:value="9">
            <text:p>9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aurea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N21:.AR21])" office:value-type="float" office:value="4">
            <text:p>4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Rhododendron</text:p>
          </table:table-cell>
          <table:table-cell office:value-type="string">
            <text:p>ferrugenium</text:p>
          </table:table-cell>
          <table:table-cell table:number-columns-repeated="2"/>
          <table:table-cell table:number-columns-repeated="3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  <table:table-cell table:formula="of:=AVERAGE([.G22:.M22])" office:value-type="float" office:value="53.3333333333333">
            <text:p>53,3333333333</text:p>
          </table:table-cell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R22:.V22])" office:value-type="float" office:value="4.33333333333333">
            <text:p>4,3333333333</text:p>
          </table:table-cell>
          <table:table-cell table:number-columns-repeated="2"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AVERAGE([.AC22:.AG22])" office:value-type="float" office:value="8">
            <text:p>8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orbicular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AN22:.AR22])" office:value-type="float" office:value="9">
            <text:p>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</text:p>
          </table:table-cell>
          <table:table-cell office:value-type="string">
            <text:p>alpina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6"/>
          <table:table-cell table:formula="of:=AVERAGE([.G23:.M23])" office:value-type="float" office:value="3">
            <text:p>3</text:p>
          </table:table-cell>
          <table:table-cell office:value-type="string">
            <text:p>Rhododendron</text:p>
          </table:table-cell>
          <table:table-cell office:value-type="string">
            <text:p>ferrugineu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AVERAGE([.R23:.V23])" office:value-type="float" office:value="5">
            <text:p>5</text:p>
          </table:table-cell>
          <table:table-cell table:number-columns-repeated="2"/>
          <table:table-cell office:value-type="string">
            <text:p>Thymus</text:p>
          </table:table-cell>
          <table:table-cell office:value-type="string">
            <text:p>praecox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23:.AG23])" office:value-type="float" office:value="3">
            <text:p>3</text:p>
          </table:table-cell>
          <table:table-cell office:value-type="string">
            <text:p>Chamaephyt</text:p>
          </table:table-cell>
          <table:table-cell office:value-type="string">
            <text:p>Trokenrasen</text:p>
          </table:table-cell>
          <table:table-cell office:value-type="string">
            <text:p>Hieratium</text:p>
          </table:table-cell>
          <table:table-cell office:value-type="string">
            <text:p>alpinu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AN23:.AR23])" office:value-type="float" office:value="6.66666666666667">
            <text:p>6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table:number-columns-repeated="6"/>
          <table:table-cell table:formula="of:=AVERAGE([.G24:.M24])" office:value-type="float" office:value="10">
            <text:p>10</text:p>
          </table:table-cell>
          <table:table-cell office:value-type="string">
            <text:p>Calluna</text:p>
          </table:table-cell>
          <table:table-cell office:value-type="string">
            <text:p>vulgari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AVERAGE([.R24:.V24])" office:value-type="float" office:value="7.33333333333333">
            <text:p>7,3333333333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4"/>
          <table:table-cell table:formula="of:=AVERAGE([.AC24:.AG24])" office:value-type="float" office:value="25">
            <text:p>25</text:p>
          </table:table-cell>
          <table:table-cell table:number-columns-repeated="2"/>
          <table:table-cell office:value-type="string">
            <text:p>Festuca</text:p>
          </table:table-cell>
          <table:table-cell office:value-type="string">
            <text:p>halleri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AVERAGE([.AN24:.AR24])" office:value-type="float" office:value="14.6666666666667">
            <text:p>14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AVERAGE([.G25:.M25])" office:value-type="float" office:value="16">
            <text:p>16</text:p>
          </table:table-cell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AVERAGE([.R25:.V25])" office:value-type="float" office:value="5">
            <text:p>5</text:p>
          </table:table-cell>
          <table:table-cell table:number-columns-repeated="2"/>
          <table:table-cell office:value-type="string">
            <text:p>Lotus</text:p>
          </table:table-cell>
          <table:table-cell office:value-type="string">
            <text:p>alpinu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25:.AG25])" office:value-type="float" office:value="3">
            <text:p>3</text:p>
          </table:table-cell>
          <table:table-cell office:value-type="string">
            <text:p>Hemikryptophyt</text:p>
          </table:table-cell>
          <table:table-cell/>
          <table:table-cell office:value-type="string">
            <text:p>Euphrasia</text:p>
          </table:table-cell>
          <table:table-cell office:value-type="string">
            <text:p>officinali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N25:.AR25])" office:value-type="float" office:value="3">
            <text:p>3</text:p>
          </table:table-cell>
          <table:table-cell office:value-type="string">
            <text:p>Therophyt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myrtill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"/>
          <table:table-cell table:formula="of:=AVERAGE([.G26:.M26])" office:value-type="float" office:value="17">
            <text:p>17</text:p>
          </table:table-cell>
          <table:table-cell office:value-type="string">
            <text:p>Gentiana</text:p>
          </table:table-cell>
          <table:table-cell office:value-type="string">
            <text:p>acauli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R26:.V26])" office:value-type="float" office:value="9">
            <text:p>9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26:.AG26])" office:value-type="float" office:value="3">
            <text:p>3</text:p>
          </table:table-cell>
          <table:table-cell table:number-columns-repeated="2"/>
          <table:table-cell office:value-type="string">
            <text:p>Homogyne</text:p>
          </table:table-cell>
          <table:table-cell office:value-type="string">
            <text:p>alpina</text:p>
          </table:table-cell>
          <table:table-cell office:value-type="float" office:value="20">
            <text:p>20</text:p>
          </table:table-cell>
          <table:table-cell office:value-type="string">
            <text:p>mit Blüte 14</text:p>
          </table:table-cell>
          <table:table-cell office:value-type="string">
            <text:p>ohne Blüte 2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Gentiana</text:p>
          </table:table-cell>
          <table:table-cell office:value-type="string">
            <text:p>spec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6"/>
          <table:table-cell table:formula="of:=AVERAGE([.G27:.M27])" office:value-type="float" office:value="35">
            <text:p>35</text:p>
          </table:table-cell>
          <table:table-cell office:value-type="string">
            <text:p>Trifolium</text:p>
          </table:table-cell>
          <table:table-cell office:value-type="string">
            <text:p>alpin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R27:.V27])" office:value-type="float" office:value="4">
            <text:p>4</text:p>
          </table:table-cell>
          <table:table-cell office:value-type="string">
            <text:p>Hemikryptophyt</text:p>
          </table:table-cell>
          <table:table-cell/>
          <table:table-cell office:value-type="string">
            <text:p>Anthoxanthum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table:formula="of:=AVERAGE([.AC27:.AG27])" office:value-type="float" office:value="17">
            <text:p>17</text:p>
          </table:table-cell>
          <table:table-cell table:number-columns-repeated="2"/>
          <table:table-cell office:value-type="string">
            <text:p>Achillea</text:p>
          </table:table-cell>
          <table:table-cell office:value-type="string">
            <text:p>moschata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AVERAGE([.AN27:.AR27])" office:value-type="float" office:value="4">
            <text:p>4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Melampyrum</text:p>
          </table:table-cell>
          <table:table-cell office:value-type="string">
            <text:p>prate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table:formula="of:=AVERAGE([.G28:.M28])" office:value-type="float" office:value="7">
            <text:p>7</text:p>
          </table:table-cell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4"/>
          <table:table-cell table:formula="of:=AVERAGE([.R28:.V28])" office:value-type="float" office:value="33">
            <text:p>33</text:p>
          </table:table-cell>
          <table:table-cell table:number-columns-repeated="2"/>
          <table:table-cell office:value-type="string">
            <text:p>Achillea</text:p>
          </table:table-cell>
          <table:table-cell office:value-type="string">
            <text:p>moschat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28:.AG28])" office:value-type="float" office:value="4">
            <text:p>4</text:p>
          </table:table-cell>
          <table:table-cell table:number-columns-repeated="2"/>
          <table:table-cell office:value-type="string">
            <text:p>Sempervivum</text:p>
          </table:table-cell>
          <table:table-cell office:value-type="string">
            <text:p>montanum</text:p>
          </table:table-cell>
          <table:table-cell office:value-type="float" office:value="10">
            <text:p>10</text:p>
          </table:table-cell>
          <table:table-cell office:value-type="string">
            <text:p>mit Blüte 6</text:p>
          </table:table-cell>
          <table:table-cell office:value-type="string">
            <text:p>ohne Blüte 2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Geum</text:p>
          </table:table-cell>
          <table:table-cell office:value-type="string">
            <text:p>montanu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table:formula="of:=AVERAGE([.G29:.M29])" office:value-type="float" office:value="5.33333333333333">
            <text:p>5,3333333333</text:p>
          </table:table-cell>
          <table:table-cell office:value-type="string">
            <text:p>Festuca</text:p>
          </table:table-cell>
          <table:table-cell office:value-type="string">
            <text:p>halleri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R29:.V29])" office:value-type="float" office:value="7.66666666666667">
            <text:p>7,6666666667</text:p>
          </table:table-cell>
          <table:table-cell office:value-type="string">
            <text:p>Hemikryptophyt</text:p>
          </table:table-cell>
          <table:table-cell office:value-type="string">
            <text:p>trockene feinerdereiche Rasen, auf steilen Hängen mit kurzer Schneebedeckung</text:p>
          </table:table-cell>
          <table:table-cell office:value-type="string">
            <text:p>Antennaria</text:p>
          </table:table-cell>
          <table:table-cell office:value-type="string">
            <text:p>dioic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AVERAGE([.AC29:.AG29])" office:value-type="float" office:value="2">
            <text:p>2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AVERAGE([.AN29:.AR29])" office:value-type="float" office:value="7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6"/>
          <table:table-cell table:formula="of:=AVERAGE([.G30:.M30])" office:value-type="float" office:value="18">
            <text:p>18</text:p>
          </table:table-cell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AVERAGE([.R30:.V30])" office:value-type="float" office:value="12">
            <text:p>12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AVERAGE([.AC30:.AG30])" office:value-type="float" office:value="12">
            <text:p>12</text:p>
          </table:table-cell>
          <table:table-cell table:number-columns-repeated="2"/>
          <table:table-cell office:value-type="string">
            <text:p>Leucanthemopsis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AVERAGE([.AN30:.AR30])" office:value-type="float" office:value="7">
            <text:p>7</text:p>
          </table:table-cell>
          <table:table-cell office:value-type="string">
            <text:p>Hemikryptophyt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string">
            <text:p>Hemikryptophyt</text:p>
          </table:table-cell>
          <table:table-cell office:value-type="string">
            <text:p>Magerzeiger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6"/>
          <table:table-cell table:formula="of:=AVERAGE([.G31:.M31])" office:value-type="float" office:value="14">
            <text:p>14</text:p>
          </table:table-cell>
          <table:table-cell office:value-type="string">
            <text:p>Carex</text:p>
          </table:table-cell>
          <table:table-cell office:value-type="string">
            <text:p>nigra 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formula="of:=AVERAGE([.R31:.V31])" office:value-type="float" office:value="20">
            <text:p>20</text:p>
          </table:table-cell>
          <table:table-cell office:value-type="string">
            <text:p>Hemikryptophyt</text:p>
          </table:table-cell>
          <table:table-cell table:style-name="ce5" office:value-type="string">
            <text:p>Quellfluren, kalkreiche alpin eMagerrasen</text:p>
          </table:table-cell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31:.AG31])" office:value-type="float" office:value="4">
            <text:p>4</text:p>
          </table:table-cell>
          <table:table-cell table:number-columns-repeated="2"/>
          <table:table-cell office:value-type="string">
            <text:p>Poa</text:p>
          </table:table-cell>
          <table:table-cell office:value-type="string">
            <text:p>alpin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N31:.AR31])" office:value-type="float" office:value="7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Allium</text:p>
          </table:table-cell>
          <table:table-cell office:value-type="string">
            <text:p>victorialis</text:p>
          </table:table-cell>
          <table:table-cell office:value-type="string">
            <text:p>Geophyt</text:p>
          </table:table-cell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/>
          <table:table-cell table:formula="of:=AVERAGE([.G32:.M32])" office:value-type="float" office:value="25">
            <text:p>25</text:p>
          </table:table-cell>
          <table:table-cell table:number-columns-repeated="11"/>
          <table:table-cell table:style-name="ce6" office:value-type="string">
            <text:p>Phylosa???</text:p>
          </table:table-cell>
          <table:table-cell table:style-name="ce6" office:value-type="string">
            <text:p>alpinum???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32:.AG32])" office:value-type="float" office:value="3">
            <text:p>3</text:p>
          </table:table-cell>
          <table:table-cell table:style-name="ce5" office:value-type="string">
            <text:p>finde ich nicht</text:p>
          </table:table-cell>
          <table:table-cell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AN32:.AR32])" office:value-type="float" office:value="9.66666666666667">
            <text:p>9,6666666667</text:p>
          </table:table-cell>
          <table:table-cell table:number-columns-repeated="979"/>
        </table:table-row>
        <table:table-row table:style-name="ro1">
          <table:table-cell/>
          <table:table-cell table:style-name="ce1" office:value-type="string">
            <text:p>Leontodon</text:p>
          </table:table-cell>
          <table:table-cell table:style-name="ce1" office:value-type="string">
            <text:p>helveticus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6"/>
          <table:table-cell table:formula="of:=AVERAGE([.G33:.M33])" office:value-type="float" office:value="24">
            <text:p>24</text:p>
          </table:table-cell>
          <table:table-cell table:number-columns-repeated="11"/>
          <table:table-cell office:value-type="string">
            <text:p>Festuca</text:p>
          </table:table-cell>
          <table:table-cell office:value-type="string">
            <text:p>halleri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AVERAGE([.AC33:.AG33])" office:value-type="float" office:value="14">
            <text:p>14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loidi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N33:.AR33])" office:value-type="float" office:value="7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Arnica</text:p>
          </table:table-cell>
          <table:table-cell office:value-type="string">
            <text:p>montan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6"/>
          <table:table-cell table:formula="of:=AVERAGE([.G34:.M34])" office:value-type="float" office:value="3">
            <text:p>3</text:p>
          </table:table-cell>
          <table:table-cell table:number-columns-repeated="11"/>
          <table:table-cell office:value-type="string">
            <text:p>Potentilla</text:p>
          </table:table-cell>
          <table:table-cell office:value-type="string">
            <text:p>aure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AVERAGE([.AC34:.AG34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"/>
          <table:table-cell table:formula="of:=AVERAGE([.G35:.M35])" office:value-type="float" office:value="20">
            <text:p>20</text:p>
          </table:table-cell>
          <table:table-cell table:number-columns-repeated="11"/>
          <table:table-cell office:value-type="string">
            <text:p>Veronica</text:p>
          </table:table-cell>
          <table:table-cell office:value-type="string">
            <text:p>bellidioide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AVERAGE([.AC35:.AG35])" office:value-type="float" office:value="13">
            <text:p>13</text:p>
          </table:table-cell>
          <table:table-cell table:style-name="ce7"/>
          <table:table-cell table:number-columns-repeated="989"/>
        </table:table-row>
        <table:table-row table:style-name="ro1">
          <table:table-cell/>
          <table:table-cell office:value-type="string">
            <text:p>Luzula</text:p>
          </table:table-cell>
          <table:table-cell office:value-type="string">
            <text:p>lutea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6"/>
          <table:table-cell table:formula="of:=AVERAGE([.G36:.M36])" office:value-type="float" office:value="34">
            <text:p>34</text:p>
          </table:table-cell>
          <table:table-cell table:number-columns-repeated="11"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36:.AG36])" office:value-type="float" office:value="4">
            <text:p>4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string">
            <text:p>Hemikryptophyt</text:p>
          </table:table-cell>
          <table:table-cell office:value-type="string">
            <text:p>Ro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G37:.M37])" office:value-type="float" office:value="12.3333333333333">
            <text:p>12,333333333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Orchidea</text:p>
          </table:table-cell>
          <table:table-cell office:value-type="string">
            <text:p>spec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6"/>
          <table:table-cell table:formula="of:=AVERAGE([.G38:.M38])" office:value-type="float" office:value="15">
            <text:p>1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Hieracium</text:p>
          </table:table-cell>
          <table:table-cell office:value-type="string">
            <text:p>alpinum</text:p>
          </table:table-cell>
          <table:table-cell office:value-type="string">
            <text:p>Hemikryptophyt</text:p>
          </table:table-cell>
          <table:table-cell office:value-type="string">
            <text:p>Zwergstrauchheiden aber auch Windkante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6"/>
          <table:table-cell table:formula="of:=AVERAGE([.G39:.M39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uppe Paula</text:p>
          </table:table-cell>
          <table:table-cell office:value-type="string">
            <text:p>Potentilla</text:p>
          </table:table-cell>
          <table:table-cell office:value-type="string">
            <text:p><text:s/>erect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Antennaria </text:p>
          </table:table-cell>
          <table:table-cell office:value-type="string">
            <text:p>dioic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formula="of:=AVERAGE([.R41:.V41])" office:value-type="float" office:value="2">
            <text:p>2</text:p>
          </table:table-cell>
          <table:table-cell table:number-columns-repeated="2"/>
          <table:table-cell office:value-type="string">
            <text:p>Nigritella</text:p>
          </table:table-cell>
          <table:table-cell office:value-type="string">
            <text:p>nigr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C41:.AG41])" office:value-type="float" office:value="7">
            <text:p>7</text:p>
          </table:table-cell>
          <table:table-cell table:style-name="ce5" office:value-type="string">
            <text:p>keine Auskunft</text:p>
          </table:table-cell>
          <table:table-cell/>
          <table:table-cell office:value-type="string">
            <text:p>Veronica</text:p>
          </table:table-cell>
          <table:table-cell office:value-type="string">
            <text:p>bellidioid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AVERAGE([.AN41:.AR41])" office:value-type="float" office:value="9.33333333333333">
            <text:p>9,3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mpanula </text:p>
          </table:table-cell>
          <table:table-cell office:value-type="string">
            <text:p>barbat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string">
            <text:p>Calluna</text:p>
          </table:table-cell>
          <table:table-cell office:value-type="string">
            <text:p>vulgaris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AVERAGE([.R42:.V42])" office:value-type="float" office:value="8">
            <text:p>8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C42:.AG42])" office:value-type="float" office:value="7">
            <text:p>7</text:p>
          </table:table-cell>
          <table:table-cell table:number-columns-repeated="2"/>
          <table:table-cell office:value-type="string">
            <text:p>Achillea</text:p>
          </table:table-cell>
          <table:table-cell office:value-type="string">
            <text:p>erba-rotta subs. muschata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AVERAGE([.AN42:.AR42])" office:value-type="float" office:value="7.5">
            <text:p>7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Arnica </text:p>
          </table:table-cell>
          <table:table-cell office:value-type="string">
            <text:p>montan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float" office:value="23">
            <text:p>23</text:p>
          </table:table-cell>
          <table:table-cell office:value-type="string">
            <text:p>Phyteuma 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AVERAGE([.R43:.V43])" office:value-type="float" office:value="6.33333333333333">
            <text:p>6,3333333333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3"/>
          <table:table-cell table:formula="of:=AVERAGE([.AC43:.AG43])" office:value-type="float" office:value="20">
            <text:p>20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ericu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AVERAGE([.AN43:.AR43])" office:value-type="float" office:value="11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lluna</text:p>
          </table:table-cell>
          <table:table-cell office:value-type="string">
            <text:p><text:s/>vulgaris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Vaccineum</text:p>
          </table:table-cell>
          <table:table-cell office:value-type="string">
            <text:p>uliginos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AVERAGE([.R44:.V44])" office:value-type="float" office:value="5">
            <text:p>5</text:p>
          </table:table-cell>
          <table:table-cell table:number-columns-repeated="2"/>
          <table:table-cell office:value-type="string">
            <text:p>Antennaria</text:p>
          </table:table-cell>
          <table:table-cell office:value-type="string">
            <text:p>dioic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AVERAGE([.AC44:.AG44])" office:value-type="float" office:value="2">
            <text:p>2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AVERAGE([.AN44:.AR44])" office:value-type="float" office:value="10.3333333333333">
            <text:p>10,3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 </text:p>
          </table:table-cell>
          <table:table-cell office:value-type="string">
            <text:p>alpina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Deschampsia </text:p>
          </table:table-cell>
          <table:table-cell office:value-type="string">
            <text:p>flexuos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AVERAGE([.R45:.V45])" office:value-type="float" office:value="20">
            <text:p>20</text:p>
          </table:table-cell>
          <table:table-cell table:number-columns-repeated="2"/>
          <table:table-cell office:value-type="string">
            <text:p>Campanula</text:p>
          </table:table-cell>
          <table:table-cell office:value-type="string">
            <text:p>scheuchzer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AC45:.AG45])" office:value-type="float" office:value="9">
            <text:p>9</text:p>
          </table:table-cell>
          <table:table-cell table:number-columns-repeated="2"/>
          <table:table-cell office:value-type="string">
            <text:p>Euphrasia 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AVERAGE([.AN45:.AR45])" office:value-type="float" office:value="2.5">
            <text:p>2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Juniperus </text:p>
          </table:table-cell>
          <table:table-cell office:value-type="string">
            <text:p>communis var. saxatilis</text:p>
          </table:table-cell>
          <table:table-cell office:value-type="string">
            <text:p>Chamaephyt, Nanophanerophyt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float" office:value="15.5">
            <text:p>15,5</text:p>
          </table:table-cell>
          <table:table-cell office:value-type="string">
            <text:p>Luzula</text:p>
          </table:table-cell>
          <table:table-cell office:value-type="string">
            <text:p>lute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R46:.V46])" office:value-type="float" office:value="8.66666666666667">
            <text:p>8,6666666667</text:p>
          </table:table-cell>
          <table:table-cell table:number-columns-repeated="2"/>
          <table:table-cell office:value-type="string">
            <text:p>Euphrasia 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46:.AG46])" office:value-type="float" office:value="3">
            <text:p>3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aure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AVERAGE([.AN46:.AR46])" office:value-type="float" office:value="6">
            <text:p>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ulsatilla </text:p>
          </table:table-cell>
          <table:table-cell office:value-type="string">
            <text:p>alpin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11.5">
            <text:p>11,5</text:p>
          </table:table-cell>
          <table:table-cell office:value-type="string">
            <text:p>Carex</text:p>
          </table:table-cell>
          <table:table-cell office:value-type="string">
            <text:p>frigid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R47:.V47])" office:value-type="float" office:value="10">
            <text:p>10</text:p>
          </table:table-cell>
          <table:table-cell office:value-type="string">
            <text:p>Geophyt, (Hemikryptophyt)</text:p>
          </table:table-cell>
          <table:table-cell office:value-type="string">
            <text:p>Quell- Rieselfluren, feuchte-nasse Magerrasen, kalkmeident</text:p>
          </table:table-cell>
          <table:table-cell office:value-type="string">
            <text:p>Achillea</text:p>
          </table:table-cell>
          <table:table-cell office:value-type="string">
            <text:p>erba-rotta subs. mosch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47:.AG47])" office:value-type="float" office:value="3">
            <text:p>3</text:p>
          </table:table-cell>
          <table:table-cell table:number-columns-repeated="2"/>
          <table:table-cell office:value-type="string">
            <text:p>Pulsatilla </text:p>
          </table:table-cell>
          <table:table-cell office:value-type="string">
            <text:p>vernalis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AVERAGE([.AN47:.AR47])" office:value-type="float" office:value="6.66666666666667">
            <text:p>6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eum</text:p>
          </table:table-cell>
          <table:table-cell office:value-type="string">
            <text:p><text:s/>myrtill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12.8">
            <text:p>12,8</text:p>
          </table:table-cell>
          <table:table-cell office:value-type="string">
            <text:p>Loiseleuria <text:s/></text:p>
          </table:table-cell>
          <table:table-cell office:value-type="string">
            <text:p>procumben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AVERAGE([.R48:.V48])" office:value-type="float" office:value="1.5">
            <text:p>1,5</text:p>
          </table:table-cell>
          <table:table-cell table:number-columns-repeated="2"/>
          <table:table-cell office:value-type="string">
            <text:p>Potentilla </text:p>
          </table:table-cell>
          <table:table-cell office:value-type="string">
            <text:p>erect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AVERAGE([.AC48:.AG48])" office:value-type="float" office:value="6">
            <text:p>6</text:p>
          </table:table-cell>
          <table:table-cell table:number-columns-repeated="2"/>
          <table:table-cell office:value-type="string">
            <text:p>Festuca</text:p>
          </table:table-cell>
          <table:table-cell office:value-type="string">
            <text:p>violace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  <table:table-cell table:formula="of:=AVERAGE([.AN48:.AR48])" office:value-type="float" office:value="12.5">
            <text:p>12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eum </text:p>
          </table:table-cell>
          <table:table-cell office:value-type="string">
            <text:p>gaultherioides</text:p>
          </table:table-cell>
          <table:table-cell office:value-type="string">
            <text:p>Chamaephyt</text:p>
          </table:table-cell>
          <table:table-cell office:value-type="string">
            <text:p>wenig schneeschutzbedürftiog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8.8">
            <text:p>8,8</text:p>
          </table:table-cell>
          <table:table-cell office:value-type="string">
            <text:p>Euphrasia 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R49:.V49])" office:value-type="float" office:value="3">
            <text:p>3</text:p>
          </table:table-cell>
          <table:table-cell office:value-type="string">
            <text:p>Therophyt</text:p>
          </table:table-cell>
          <table:table-cell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AVERAGE([.AC49:.AG49])" office:value-type="float" office:value="5">
            <text:p>5</text:p>
          </table:table-cell>
          <table:table-cell table:number-columns-repeated="2"/>
          <table:table-cell office:value-type="string">
            <text:p>Helictotrichon </text:p>
          </table:table-cell>
          <table:table-cell office:value-type="string">
            <text:p>versicol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AN49:.AR49])" office:value-type="float" office:value="13.3333333333333">
            <text:p>13,3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Luzula</text:p>
          </table:table-cell>
          <table:table-cell office:value-type="string">
            <text:p><text:s/>luzulina</text:p>
          </table:table-cell>
          <table:table-cell office:value-type="string">
            <text:p>Hemikryptophyt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string">
            <text:p>Cetraria</text:p>
          </table:table-cell>
          <table:table-cell office:value-type="string">
            <text:p>islandic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AVERAGE([.R50:.V50])" office:value-type="float" office:value="1.33333333333333">
            <text:p>1,3333333333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lidioide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AVERAGE([.AC50:.AG50])" office:value-type="float" office:value="11">
            <text:p>11</text:p>
          </table:table-cell>
          <table:table-cell table:number-columns-repeated="2"/>
          <table:table-cell office:value-type="string">
            <text:p>Hieratium </text:p>
          </table:table-cell>
          <table:table-cell office:value-type="string">
            <text:p>pilosella</text:p>
          </table:table-cell>
          <table:table-cell table:number-columns-repeated="2" office:value-type="float" office:value="5">
            <text:p>5</text:p>
          </table:table-cell>
          <table:table-cell table:number-columns-repeated="4"/>
          <table:table-cell table:formula="of:=AVERAGE([.AN50:.AR50])" office:value-type="float" office:value="5">
            <text:p>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0.3">
            <text:p>10,3</text:p>
          </table:table-cell>
          <table:table-cell office:value-type="string">
            <text:p>Festuca</text:p>
          </table:table-cell>
          <table:table-cell office:value-type="string">
            <text:p>nigresce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AVERAGE([.R51:.V51])" office:value-type="float" office:value="11">
            <text:p>11</text:p>
          </table:table-cell>
          <table:table-cell office:value-type="string">
            <text:p>Hemikryptophyt</text:p>
          </table:table-cell>
          <table:table-cell office:value-type="string">
            <text:p>Blscheide samthaarig</text:p>
          </table:table-cell>
          <table:table-cell office:value-type="string">
            <text:p>Erigeron </text:p>
          </table:table-cell>
          <table:table-cell office:value-type="string">
            <text:p>unifloru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AC51:.AG51])" office:value-type="float" office:value="10">
            <text:p>10</text:p>
          </table:table-cell>
          <table:table-cell office:value-type="string">
            <text:p>Hemikryptophyt</text:p>
          </table:table-cell>
          <table:table-cell office:value-type="string">
            <text:p>windexposotion HüllBl dicht wollig zottig</text:p>
          </table:table-cell>
          <table:table-cell office:value-type="string">
            <text:p>Festuca</text:p>
          </table:table-cell>
          <table:table-cell office:value-type="string">
            <text:p>interceden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AVERAGE([.AN51:.AR51])" office:value-type="float" office:value="9">
            <text:p>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rex</text:p>
          </table:table-cell>
          <table:table-cell office:value-type="string">
            <text:p>eckinata</text:p>
          </table:table-cell>
          <table:table-cell office:value-type="string">
            <text:p>Hemikryptophyt</text:p>
          </table:table-cell>
          <table:table-cell office:value-type="string">
            <text:p>Nasswiesen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11"/>
          <table:table-cell office:value-type="string">
            <text:p>Ranunculus</text:p>
          </table:table-cell>
          <table:table-cell office:value-type="string">
            <text:p>montanu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AVERAGE([.AC52:.AG52])" office:value-type="float" office:value="8">
            <text:p>8</text:p>
          </table:table-cell>
          <table:table-cell office:value-type="string">
            <text:p>Hemikryptophyt</text:p>
          </table:table-cell>
          <table:table-cell table:style-name="ce5" office:value-type="string">
            <text:p>kalkliebend</text:p>
          </table:table-cell>
          <table:table-cell office:value-type="string">
            <text:p>Festuca</text:p>
          </table:table-cell>
          <table:table-cell office:value-type="string">
            <text:p>ovin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AN52:.AR52])" office:value-type="float" office:value="10">
            <text:p>10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eum</text:p>
          </table:table-cell>
          <table:table-cell office:value-type="string">
            <text:p>uliginosu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4"/>
          <table:table-cell office:value-type="float" office:value="9.7">
            <text:p>9,7</text:p>
          </table:table-cell>
          <table:table-cell table:number-columns-repeated="11"/>
          <table:table-cell office:value-type="string">
            <text:p>Thymus</text:p>
          </table:table-cell>
          <table:table-cell office:value-type="string">
            <text:p>praecox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AVERAGE([.AC53:.AG53])" office:value-type="float" office:value="2">
            <text:p>2</text:p>
          </table:table-cell>
          <table:table-cell table:number-columns-repeated="2"/>
          <table:table-cell office:value-type="string">
            <text:p>Leontodon cf.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AVERAGE([.AN53:.AR53])" office:value-type="float" office:value="7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Solidago</text:p>
          </table:table-cell>
          <table:table-cell office:value-type="string">
            <text:p>virgaure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11"/>
          <table:table-cell office:value-type="string">
            <text:p>Anthoxanthum</text:p>
          </table:table-cell>
          <table:table-cell office:value-type="string">
            <text:p><text:s/>odoratum subs. alpinum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table:formula="of:=AVERAGE([.AC54:.AG54])" office:value-type="float" office:value="14">
            <text:p>14</text:p>
          </table:table-cell>
          <table:table-cell table:number-columns-repeated="2"/>
          <table:table-cell office:value-type="string">
            <text:p>Cetraria</text:p>
          </table:table-cell>
          <table:table-cell office:value-type="string">
            <text:p>island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AVERAGE([.AN54:.AR54])" office:value-type="float" office:value="1">
            <text:p>1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ieracium </text:p>
          </table:table-cell>
          <table:table-cell office:value-type="string">
            <text:p>alpinu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office:value-type="string">
            <text:p>Cerastium 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AVERAGE([.AC55:.AG55])" office:value-type="float" office:value="3">
            <text:p>3</text:p>
          </table:table-cell>
          <table:table-cell office:value-type="string">
            <text:p>Chamaephyt</text:p>
          </table:table-cell>
          <table:table-cell/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N55:.AR55])" office:value-type="float" office:value="4">
            <text:p>4</text:p>
          </table:table-cell>
          <table:table-cell table:number-columns-repeated="979"/>
        </table:table-row>
        <table:table-row table:style-name="ro1">
          <table:table-cell table:number-columns-repeated="25"/>
          <table:table-cell office:value-type="string">
            <text:p>Chrysanthemum </text:p>
          </table:table-cell>
          <table:table-cell office:value-type="string">
            <text:p>parthenium</text:p>
          </table:table-cell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  <table:table-cell table:number-columns-repeated="4"/>
          <table:table-cell table:formula="of:=AVERAGE([.AC56:.AG56])" office:value-type="float" office:value="6.5">
            <text:p>6,5</text:p>
          </table:table-cell>
          <table:table-cell office:value-type="string">
            <text:p>Hemikryptophyt</text:p>
          </table:table-cell>
          <table:table-cell office:value-type="string">
            <text:p>aromatisch</text:p>
          </table:table-cell>
          <table:table-cell table:number-columns-repeated="988"/>
        </table:table-row>
        <table:table-row table:style-name="ro1">
          <table:table-cell table:number-columns-repeated="25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AVERAGE([.AC57:.AG57])" office:value-type="float" office:value="11.25">
            <text:p>11,25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Hieracium</text:p>
          </table:table-cell>
          <table:table-cell office:value-type="string">
            <text:p>pilosella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AVERAGE([.AC58:.AG58])" office:value-type="float" office:value="6.75">
            <text:p>6,75</text:p>
          </table:table-cell>
          <table:table-cell office:value-type="string">
            <text:p>Hemikryptophyt</text:p>
          </table:table-cell>
          <table:table-cell office:value-type="string">
            <text:p>Pionierpflanze</text:p>
          </table:table-cell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ruppe Jana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myrthill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6.3333333">
            <text:p>16,3333333</text:p>
          </table:table-cell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R62:.V62])" office:value-type="float" office:value="3.66666666666667">
            <text:p>3,6666666667</text:p>
          </table:table-cell>
          <table:table-cell table:number-columns-repeated="2"/>
          <table:table-cell office:value-type="string">
            <text:p>Campanula</text:p>
          </table:table-cell>
          <table:table-cell office:value-type="string">
            <text:p>scheuchzer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AC62:.AG62])" office:value-type="float" office:value="12">
            <text:p>12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AVERAGE([.AN62:.AR62])" office:value-type="float" office:value="6.5">
            <text:p>6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vitis idae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9.33333333">
            <text:p>9,33333333</text:p>
          </table:table-cell>
          <table:table-cell office:value-type="string">
            <text:p>Calluna</text:p>
          </table:table-cell>
          <table:table-cell office:value-type="string">
            <text:p>vulgaris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AVERAGE([.R63:.V63])" office:value-type="float" office:value="8">
            <text:p>8</text:p>
          </table:table-cell>
          <table:table-cell table:number-columns-repeated="2"/>
          <table:table-cell office:value-type="string">
            <text:p>Nigritella</text:p>
          </table:table-cell>
          <table:table-cell office:value-type="string">
            <text:p>nigra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AVERAGE([.AC63:.AG63])" office:value-type="float" office:value="13.6666666666667">
            <text:p>13,6666666667</text:p>
          </table:table-cell>
          <table:table-cell table:number-columns-repeated="2"/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AVERAGE([.AN63:.AR63])" office:value-type="float" office:value="2.33333333333333">
            <text:p>2,3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AVERAGE([.R64:.V64])" office:value-type="float" office:value="5">
            <text:p>5</text:p>
          </table:table-cell>
          <table:table-cell table:number-columns-repeated="2"/>
          <table:table-cell office:value-type="string">
            <text:p>Thymus</text:p>
          </table:table-cell>
          <table:table-cell office:value-type="string">
            <text:p>praecox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AVERAGE([.AC64:.AG64])" office:value-type="float" office:value="3.5">
            <text:p>3,5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AVERAGE([.AN64:.AR64])" office:value-type="float" office:value="11.3333333333333">
            <text:p>11,333333333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lluna</text:p>
          </table:table-cell>
          <table:table-cell office:value-type="string">
            <text:p>vulgaris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string">
            <text:p>Carex</text:p>
          </table:table-cell>
          <table:table-cell office:value-type="string">
            <text:p>nigr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AVERAGE([.R65:.V65])" office:value-type="float" office:value="10">
            <text:p>10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AC65:.AG65])" office:value-type="float" office:value="10">
            <text:p>10</text:p>
          </table:table-cell>
          <table:table-cell table:number-columns-repeated="2"/>
          <table:table-cell office:value-type="string">
            <text:p>Vaccinium</text:p>
          </table:table-cell>
          <table:table-cell office:value-type="string">
            <text:p>vitis idaea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AN65:.AR65])" office:value-type="float" office:value="5">
            <text:p>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Luzula</text:p>
          </table:table-cell>
          <table:table-cell office:value-type="string">
            <text:p>alpinopilosa</text:p>
          </table:table-cell>
          <table:table-cell office:value-type="string">
            <text:p>Hemikryptophyt</text:p>
          </table:table-cell>
          <table:table-cell office:value-type="string">
            <text:p>feuchter Rasen, Schneetälchen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table:number-columns-repeated="4"/>
          <table:table-cell office:value-type="float" office:value="20.6666667">
            <text:p>20,6666667</text:p>
          </table:table-cell>
          <table:table-cell office:value-type="string">
            <text:p>Nardus</text:p>
          </table:table-cell>
          <table:table-cell office:value-type="string">
            <text:p>strict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R66:.V66])" office:value-type="float" office:value="8.33333333333333">
            <text:p>8,3333333333</text:p>
          </table:table-cell>
          <table:table-cell table:number-columns-repeated="2"/>
          <table:table-cell office:value-type="string">
            <text:p>Polygonum</text:p>
          </table:table-cell>
          <table:table-cell office:value-type="string">
            <text:p>viviparum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3"/>
          <table:table-cell table:formula="of:=AVERAGE([.AC66:.AG66])" office:value-type="float" office:value="22">
            <text:p>22</text:p>
          </table:table-cell>
          <table:table-cell table:style-name="ce5" office:value-type="string">
            <text:p>nicht gefunden </text:p>
          </table:table-cell>
          <table:table-cell office:value-type="string">
            <text:p>Viviparie</text:p>
          </table:table-cell>
          <table:table-cell office:value-type="string">
            <text:p>Trifolium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3"/>
          <table:table-cell table:formula="of:=AVERAGE([.AN66:.AR66])" office:value-type="float" office:value="9">
            <text:p>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R67:.V67])" office:value-type="float" office:value="11">
            <text:p>11</text:p>
          </table:table-cell>
          <table:table-cell table:number-columns-repeated="2"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AC67:.AG67])" office:value-type="float" office:value="3.66666666666667">
            <text:p>3,6666666667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idioid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N67:.AR67])" office:value-type="float" office:value="7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</text:p>
          </table:table-cell>
          <table:table-cell office:value-type="string">
            <text:p>alpin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Leontodon</text:p>
          </table:table-cell>
          <table:table-cell office:value-type="string">
            <text:p>helvetic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AVERAGE([.R68:.V68])" office:value-type="float" office:value="5.5">
            <text:p>5,5</text:p>
          </table:table-cell>
          <table:table-cell table:number-columns-repeated="2"/>
          <table:table-cell office:value-type="string">
            <text:p>Anthoxantum</text:p>
          </table:table-cell>
          <table:table-cell office:value-type="string">
            <text:p>odoratum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AVERAGE([.AC68:.AG68])" office:value-type="float" office:value="18.3333333333333">
            <text:p>18,3333333333</text:p>
          </table:table-cell>
          <table:table-cell table:number-columns-repeated="2"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AVERAGE([.AN68:.AR68])" office:value-type="float" office:value="13">
            <text:p>1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ntiana</text:p>
          </table:table-cell>
          <table:table-cell office:value-type="string">
            <text:p>acauli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11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AVERAGE([.AC69:.AG69])" office:value-type="float" office:value="25">
            <text:p>25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aurea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AVERAGE([.AN69:.AR69])" office:value-type="float" office:value="3">
            <text:p>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um</text:p>
          </table:table-cell>
          <table:table-cell office:value-type="string">
            <text:p>montanu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9.66666667">
            <text:p>9,66666667</text:p>
          </table:table-cell>
          <table:table-cell table:number-columns-repeated="11"/>
          <table:table-cell office:value-type="string">
            <text:p>Trifolium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AVERAGE([.AC70:.AG70])" office:value-type="float" office:value="8.66666666666667">
            <text:p>8,6666666667</text:p>
          </table:table-cell>
          <table:table-cell table:number-columns-repeated="2"/>
          <table:table-cell office:value-type="string">
            <text:p>Helyctotrichon</text:p>
          </table:table-cell>
          <table:table-cell office:value-type="string">
            <text:p>versicolor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formula="of:=AVERAGE([.AN70:.AR70])" office:value-type="float" office:value="10">
            <text:p>10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Solidago</text:p>
          </table:table-cell>
          <table:table-cell office:value-type="string">
            <text:p>virgaure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11"/>
          <table:table-cell office:value-type="string">
            <text:p>Antennaria</text:p>
          </table:table-cell>
          <table:table-cell office:value-type="string">
            <text:p>dioic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AVERAGE([.AC71:.AG71])" office:value-type="float" office:value="2.33333333333333">
            <text:p>2,3333333333</text:p>
          </table:table-cell>
          <table:table-cell table:number-columns-repeated="2"/>
          <table:table-cell office:value-type="string">
            <text:p>Senecio</text:p>
          </table:table-cell>
          <table:table-cell office:value-type="string">
            <text:p>incarnus sub. Carniolic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AVERAGE([.AN71:.AR71])" office:value-type="float" office:value="4.5">
            <text:p>4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Melanpyrum </text:p>
          </table:table-cell>
          <table:table-cell office:value-type="string">
            <text:p>prate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.33333333">
            <text:p>8,33333333</text:p>
          </table:table-cell>
          <table:table-cell table:number-columns-repeated="11"/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AVERAGE([.AC72:.AG72])" office:value-type="float" office:value="6">
            <text:p>6</text:p>
          </table:table-cell>
          <table:table-cell table:number-columns-repeated="2"/>
          <table:table-cell office:value-type="string">
            <text:p>minuatia</text:p>
          </table:table-cell>
          <table:table-cell office:value-type="string">
            <text:p>vern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AN72:.AR72])" office:value-type="float" office:value="4.66666666666667">
            <text:p>4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9.66666667">
            <text:p>9,66666667</text:p>
          </table:table-cell>
          <table:table-cell table:number-columns-repeated="11"/>
          <table:table-cell office:value-type="string">
            <text:p>Luzula</text:p>
          </table:table-cell>
          <table:table-cell office:value-type="string">
            <text:p>alpinopilosa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Luzula</text:p>
          </table:table-cell>
          <table:table-cell office:value-type="string">
            <text:p>lute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AVERAGE([.AN73:.AR73])" office:value-type="float" office:value="10">
            <text:p>10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otentilla </text:p>
          </table:table-cell>
          <table:table-cell office:value-type="string">
            <text:p>erect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7.33333333">
            <text:p>7,33333333</text:p>
          </table:table-cell>
          <table:table-cell table:number-columns-repeated="11"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AVERAGE([.AC74:.AG74])" office:value-type="float" office:value="4.66666666666667">
            <text:p>4,6666666667</text:p>
          </table:table-cell>
          <table:table-cell table:number-columns-repeated="2"/>
          <table:table-cell office:value-type="string">
            <text:p>Hierarcium</text:p>
          </table:table-cell>
          <table:table-cell office:value-type="string">
            <text:p>leucatenopsis</text:p>
          </table:table-cell>
          <table:table-cell office:value-type="float" office:value="1">
            <text:p>1</text:p>
          </table:table-cell>
          <table:table-cell table:number-columns-repeated="985"/>
        </table:table-row>
        <table:table-row table:style-name="ro1">
          <table:table-cell table:number-columns-repeated="25"/>
          <table:table-cell office:value-type="string">
            <text:p>Luzula</text:p>
          </table:table-cell>
          <table:table-cell office:value-type="string">
            <text:p>multiflora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AVERAGE([.AC75:.AG75])" office:value-type="float" office:value="0">
            <text:p>#DIV/0!</text:p>
          </table:table-cell>
          <table:table-cell office:value-type="string">
            <text:p>Hemikryptophyt</text:p>
          </table:table-cell>
          <table:table-cell table:number-columns-repeated="989"/>
        </table:table-row>
        <table:table-row table:style-name="ro1">
          <table:table-cell table:number-columns-repeated="25"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AVERAGE([.AC76:.AG76])" office:value-type="float" office:value="23.6666666666667">
            <text:p>23,6666666667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Carex</text:p>
          </table:table-cell>
          <table:table-cell office:value-type="string">
            <text:p>nigra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3"/>
          <table:table-cell table:formula="of:=AVERAGE([.AC77:.AG77])" office:value-type="float" office:value="29.5">
            <text:p>29,5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ruppe 5</text:p>
          </table:table-cell>
          <table:table-cell office:value-type="string">
            <text:p>Calluna </text:p>
          </table:table-cell>
          <table:table-cell office:value-type="string">
            <text:p>vulgari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AVERAGE([.G80:.M80])" office:value-type="float" office:value="14.8">
            <text:p>14,8</text:p>
          </table:table-cell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 table:formula="of:=AVERAGE([.R80:.V80])" office:value-type="float" office:value="9.3">
            <text:p>9,3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lidioide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AVERAGE([.AC80:.AG80])" office:value-type="float" office:value="13">
            <text:p>13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AN80:.AR80])" office:value-type="float" office:value="9">
            <text:p>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4"/>
          <table:table-cell table:formula="of:=AVERAGE([.G81:.M81])" office:value-type="float" office:value="13">
            <text:p>13</text:p>
          </table:table-cell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AVERAGE([.R81:.V81])" office:value-type="float" office:value="8.33333333333333">
            <text:p>8,3333333333</text:p>
          </table:table-cell>
          <table:table-cell table:number-columns-repeated="2"/>
          <table:table-cell office:value-type="string">
            <text:p>Campanula</text:p>
          </table:table-cell>
          <table:table-cell office:value-type="string">
            <text:p>scheuchzeri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AVERAGE([.AC81:.AG81])" office:value-type="float" office:value="13.6666666666667">
            <text:p>13,6666666667</text:p>
          </table:table-cell>
          <table:table-cell table:number-columns-repeated="2"/>
          <table:table-cell office:value-type="string">
            <text:p>Potentila</text:p>
          </table:table-cell>
          <table:table-cell office:value-type="string">
            <text:p>aurea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AN81:.AR81])" office:value-type="float" office:value="5">
            <text:p>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myrtill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G82:.M82])" office:value-type="float" office:value="13">
            <text:p>13</text:p>
          </table:table-cell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AVERAGE([.R82:.V82])" office:value-type="float" office:value="7.2">
            <text:p>7,2</text:p>
          </table:table-cell>
          <table:table-cell table:number-columns-repeated="2"/>
          <table:table-cell office:value-type="string">
            <text:p>Thymus</text:p>
          </table:table-cell>
          <table:table-cell office:value-type="string">
            <text:p>praecox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AVERAGE([.AC82:.AG82])" office:value-type="float" office:value="4.5">
            <text:p>4,5</text:p>
          </table:table-cell>
          <table:table-cell table:number-columns-repeated="2"/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AN82:.AR82])" office:value-type="float" office:value="2.5">
            <text:p>2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AVERAGE([.G83:.M83])" office:value-type="float" office:value="8.66666666666667">
            <text:p>8,6666666667</text:p>
          </table:table-cell>
          <table:table-cell office:value-type="string">
            <text:p>Nardus</text:p>
          </table:table-cell>
          <table:table-cell office:value-type="string">
            <text:p>stricta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AVERAGE([.R83:.V83])" office:value-type="float" office:value="28.6666666666667">
            <text:p>28,6666666667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AVERAGE([.AC83:.AG83])" office:value-type="float" office:value="26.6666666666667">
            <text:p>26,6666666667</text:p>
          </table:table-cell>
          <table:table-cell table:number-columns-repeated="2"/>
          <table:table-cell office:value-type="string">
            <text:p>Hieracium</text:p>
          </table:table-cell>
          <table:table-cell office:value-type="string">
            <text:p>alpinum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AVERAGE([.AN83:.AR83])" office:value-type="float" office:value="10">
            <text:p>10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otentilla</text:p>
          </table:table-cell>
          <table:table-cell office:value-type="string">
            <text:p>erect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/>
          <table:table-cell table:formula="of:=AVERAGE([.G84:.M84])" office:value-type="float" office:value="9">
            <text:p>9</text:p>
          </table:table-cell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AVERAGE([.R84:.V84])" office:value-type="float" office:value="15.3333333333333">
            <text:p>15,3333333333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AVERAGE([.AC84:.AG84])" office:value-type="float" office:value="13">
            <text:p>13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AVERAGE([.AN84:.AR84])" office:value-type="float" office:value="5">
            <text:p>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mpanula</text:p>
          </table:table-cell>
          <table:table-cell office:value-type="string">
            <text:p>babart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AVERAGE([.G85:.M85])" office:value-type="float" office:value="10.5">
            <text:p>10,5</text:p>
          </table:table-cell>
          <table:table-cell office:value-type="string">
            <text:p>Potentilla</text:p>
          </table:table-cell>
          <table:table-cell office:value-type="string">
            <text:p>erect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AVERAGE([.R85:.V85])" office:value-type="float" office:value="11">
            <text:p>11</text:p>
          </table:table-cell>
          <table:table-cell table:number-columns-repeated="2"/>
          <table:table-cell office:value-type="string">
            <text:p>Euphrasia</text:p>
          </table:table-cell>
          <table:table-cell office:value-type="string">
            <text:p>minim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AVERAGE([.AC85:.AG85])" office:value-type="float" office:value="5">
            <text:p>5</text:p>
          </table:table-cell>
          <table:table-cell table:number-columns-repeated="2"/>
          <table:table-cell office:value-type="string">
            <text:p>Helicotrichon</text:p>
          </table:table-cell>
          <table:table-cell office:value-type="string">
            <text:p>versicolor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AVERAGE([.AN85:.AR85])" office:value-type="float" office:value="15.6666666666667">
            <text:p>15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Antennaria</text:p>
          </table:table-cell>
          <table:table-cell office:value-type="string">
            <text:p>dioica</text:p>
          </table:table-cell>
          <table:table-cell office:value-type="string">
            <text:p>Chamarphyt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AVERAGE([.G86:.M86])" office:value-type="float" office:value="3.5">
            <text:p>3,5</text:p>
          </table:table-cell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table:formula="of:=AVERAGE([.R86:.V86])" office:value-type="float" office:value="16">
            <text:p>16</text:p>
          </table:table-cell>
          <table:table-cell table:number-columns-repeated="2"/>
          <table:table-cell office:value-type="string">
            <text:p>Potentilla</text:p>
          </table:table-cell>
          <table:table-cell office:value-type="string">
            <text:p>aure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AC86:.AG86])" office:value-type="float" office:value="3.66666666666667">
            <text:p>3,6666666667</text:p>
          </table:table-cell>
          <table:table-cell table:number-columns-repeated="2"/>
          <table:table-cell office:value-type="string">
            <text:p>Poa</text:p>
          </table:table-cell>
          <table:table-cell office:value-type="string">
            <text:p>alpina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AVERAGE([.AN86:.AR86])" office:value-type="float" office:value="21.6666666666667">
            <text:p>21,666666666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um</text:p>
          </table:table-cell>
          <table:table-cell office:value-type="string">
            <text:p>montanu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  <table:table-cell table:formula="of:=AVERAGE([.G87:.M87])" office:value-type="float" office:value="5">
            <text:p>5</text:p>
          </table:table-cell>
          <table:table-cell office:value-type="string">
            <text:p>Arnica</text:p>
          </table:table-cell>
          <table:table-cell office:value-type="string">
            <text:p>montan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R87:.V87])" office:value-type="float" office:value="9">
            <text:p>9</text:p>
          </table:table-cell>
          <table:table-cell table:number-columns-repeated="2"/>
          <table:table-cell office:value-type="string">
            <text:p>Vaccinium</text:p>
          </table:table-cell>
          <table:table-cell office:value-type="string">
            <text:p>vitis-ideae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Homogyna </text:p>
          </table:table-cell>
          <table:table-cell office:value-type="string">
            <text:p>alpina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AVERAGE([.AN87:.AR87])" office:value-type="float" office:value="1.5">
            <text:p>1,5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6"/>
          <table:table-cell table:formula="of:=AVERAGE([.G88:.M88])" office:value-type="float" office:value="13">
            <text:p>13</text:p>
          </table:table-cell>
          <table:table-cell office:value-type="string">
            <text:p>Hieracium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AVERAGE([.R88:.V88])" office:value-type="float" office:value="8">
            <text:p>8</text:p>
          </table:table-cell>
          <table:table-cell table:number-columns-repeated="2"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Ligusticum</text:p>
          </table:table-cell>
          <table:table-cell office:value-type="string">
            <text:p>muttelin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AVERAGE([.AN88:.AR88])" office:value-type="float" office:value="8">
            <text:p>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ntiana</text:p>
          </table:table-cell>
          <table:table-cell office:value-type="string">
            <text:p>acauli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6"/>
          <table:table-cell table:formula="of:=AVERAGE([.G89:.M89])" office:value-type="float" office:value="11">
            <text:p>11</text:p>
          </table:table-cell>
          <table:table-cell table:number-columns-repeated="11"/>
          <table:table-cell office:value-type="string">
            <text:p>Pulsatilla</text:p>
          </table:table-cell>
          <table:table-cell office:value-type="string">
            <text:p>vernali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89:.AG89])" office:value-type="float" office:value="4">
            <text:p>4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ledioide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AVERAGE([.AN89:.AR89])" office:value-type="float" office:value="8">
            <text:p>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6"/>
          <table:table-cell table:formula="of:=AVERAGE([.G90:.M90])" office:value-type="float" office:value="16">
            <text:p>16</text:p>
          </table:table-cell>
          <table:table-cell table:number-columns-repeated="11"/>
          <table:table-cell office:value-type="string">
            <text:p>Hieracium</text:p>
          </table:table-cell>
          <table:table-cell office:value-type="string">
            <text:p>alpinu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AC90:.AG90])" office:value-type="float" office:value="5">
            <text:p>5</text:p>
          </table:table-cell>
          <table:table-cell table:number-columns-repeated="2"/>
          <table:table-cell office:value-type="string">
            <text:p>Leucanthemopsis</text:p>
          </table:table-cell>
          <table:table-cell office:value-type="string">
            <text:p>alpin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AVERAGE([.AN90:.AR90])" office:value-type="float" office:value="6">
            <text:p>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Deschampsia</text:p>
          </table:table-cell>
          <table:table-cell office:value-type="string">
            <text:p>flexuos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6"/>
          <table:table-cell table:formula="of:=AVERAGE([.G91:.M91])" office:value-type="float" office:value="12">
            <text:p>12</text:p>
          </table:table-cell>
          <table:table-cell table:number-columns-repeated="11"/>
          <table:table-cell office:value-type="string">
            <text:p>Juncus</text:p>
          </table:table-cell>
          <table:table-cell office:value-type="string">
            <text:p>trifidu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4"/>
          <table:table-cell table:formula="of:=AVERAGE([.AC91:.AG91])" office:value-type="float" office:value="17">
            <text:p>17</text:p>
          </table:table-cell>
          <table:table-cell office:value-type="string">
            <text:p>Hemikryptophyt</text:p>
          </table:table-cell>
          <table:table-cell office:value-type="string">
            <text:p>Säurezeiger</text:p>
          </table:table-cell>
          <table:table-cell office:value-type="string">
            <text:p>Anthenoia</text:p>
          </table:table-cell>
          <table:table-cell office:value-type="string">
            <text:p>carpatic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N91:.AR91])" office:value-type="float" office:value="4">
            <text:p>4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</text:p>
          </table:table-cell>
          <table:table-cell office:value-type="string">
            <text:p>alpin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table:formula="of:=AVERAGE([.G92:.M92])" office:value-type="float" office:value="5">
            <text:p>5</text:p>
          </table:table-cell>
          <table:table-cell table:number-columns-repeated="11"/>
          <table:table-cell office:value-type="string">
            <text:p>Luzula</text:p>
          </table:table-cell>
          <table:table-cell office:value-type="string">
            <text:p>multiflora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AVERAGE([.AC92:.AG92])" office:value-type="float" office:value="19">
            <text:p>19</text:p>
          </table:table-cell>
          <table:table-cell table:number-columns-repeated="2"/>
          <table:table-cell office:value-type="string">
            <text:p>Anthoxanthum</text:p>
          </table:table-cell>
          <table:table-cell office:value-type="string">
            <text:p>alpinum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table:formula="of:=AVERAGE([.AN92:.AR92])" office:value-type="float" office:value="17">
            <text:p>17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Luzula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6"/>
          <table:table-cell table:formula="of:=AVERAGE([.G93:.M93])" office:value-type="float" office:value="16">
            <text:p>16</text:p>
          </table:table-cell>
          <table:table-cell table:number-columns-repeated="11"/>
          <table:table-cell office:value-type="string">
            <text:p>Anthoxanthum</text:p>
          </table:table-cell>
          <table:table-cell office:value-type="string">
            <text:p>alpinum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AVERAGE([.AC93:.AG93])" office:value-type="float" office:value="15.3333333333333">
            <text:p>15,3333333333</text:p>
          </table:table-cell>
          <table:table-cell table:number-columns-repeated="2"/>
          <table:table-cell office:value-type="string">
            <text:p>Luzula</text:p>
          </table:table-cell>
          <table:table-cell office:value-type="string">
            <text:p>lutea</text:p>
          </table:table-cell>
          <table:table-cell office:value-type="float" office:value="3">
            <text:p>3</text:p>
          </table:table-cell>
          <table:table-cell table:number-columns-repeated="985"/>
        </table:table-row>
        <table:table-row table:style-name="ro1">
          <table:table-cell table:number-columns-repeated="25"/>
          <table:table-cell office:value-type="string">
            <text:p>Lotus</text:p>
          </table:table-cell>
          <table:table-cell office:value-type="string">
            <text:p>corniculat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AVERAGE([.AC94:.AG94])" office:value-type="float" office:value="6">
            <text:p>6</text:p>
          </table:table-cell>
          <table:table-cell office:value-type="string">
            <text:p>Hemikryptophyt</text:p>
          </table:table-cell>
          <table:table-cell table:number-columns-repeated="989"/>
        </table:table-row>
        <table:table-row table:style-name="ro1">
          <table:table-cell table:number-columns-repeated="25"/>
          <table:table-cell office:value-type="string">
            <text:p>Galium</text:p>
          </table:table-cell>
          <table:table-cell office:value-type="string">
            <text:p>albu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AC95:.AG95])" office:value-type="float" office:value="9">
            <text:p>9</text:p>
          </table:table-cell>
          <table:table-cell office:value-type="string">
            <text:p>Hemikryptophyt</text:p>
          </table:table-cell>
          <table:table-cell table:number-columns-repeated="989"/>
        </table:table-row>
        <table:table-row table:style-name="ro1">
          <table:table-cell office:value-type="string">
            <text:p>Gruppe 6</text:p>
          </table:table-cell>
          <table:table-cell office:value-type="string">
            <text:p>Vaccinium</text:p>
          </table:table-cell>
          <table:table-cell office:value-type="string">
            <text:p>myrtillus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AVERAGE([.G96:.M96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AVERAGE([.G97:.M97])" office:value-type="float" office:value="13.8">
            <text:p>13,8</text:p>
          </table:table-cell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table:style-name="ce3" office:value-type="float" office:value="70">
            <text:p>70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VERAGE([.R97:.V97])" office:value-type="float" office:value="2.8">
            <text:p>2,8</text:p>
          </table:table-cell>
          <table:table-cell table:number-columns-repeated="2"/>
          <table:table-cell office:value-type="string">
            <text:p>Loiseleuria</text:p>
          </table:table-cell>
          <table:table-cell office:value-type="string">
            <text:p>procumbens</text:p>
          </table:table-cell>
          <table:table-cell table:style-name="ce3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AC97:.AG97])" office:value-type="float" office:value="2.2">
            <text:p>2,2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table:style-name="ce3"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AVERAGE([.AN97:.AR97])" office:value-type="float" office:value="11.6">
            <text:p>11,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Vaccinium</text:p>
          </table:table-cell>
          <table:table-cell office:value-type="string">
            <text:p>vitis-idaea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AVERAGE([.G98:.M98])" office:value-type="float" office:value="9.4">
            <text:p>9,4</text:p>
          </table:table-cell>
          <table:table-cell office:value-type="string">
            <text:p>Vaccinium</text:p>
          </table:table-cell>
          <table:table-cell office:value-type="string">
            <text:p>uliginosum</text:p>
          </table:table-cell>
          <table:table-cell table:style-name="ce3"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R98:.V98])" office:value-type="float" office:value="5">
            <text:p>5</text:p>
          </table:table-cell>
          <table:table-cell table:number-columns-repeated="2"/>
          <table:table-cell office:value-type="string">
            <text:p>Calluna</text:p>
          </table:table-cell>
          <table:table-cell office:value-type="string">
            <text:p>vulgaris</text:p>
          </table:table-cell>
          <table:table-cell table:style-name="ce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AC98:.AG98])" office:value-type="float" office:value="5.2">
            <text:p>5,2</text:p>
          </table:table-cell>
          <table:table-cell table:number-columns-repeated="2"/>
          <table:table-cell office:value-type="string">
            <text:p>Leucanthemopsis</text:p>
          </table:table-cell>
          <table:table-cell office:value-type="string">
            <text:p>alpina</text:p>
          </table:table-cell>
          <table:table-cell table:style-name="ce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AVERAGE([.AN98:.AR98])" office:value-type="float" office:value="10.8">
            <text:p>10,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ulsatilla</text:p>
          </table:table-cell>
          <table:table-cell office:value-type="string">
            <text:p>alpina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6"/>
          <table:table-cell table:formula="of:=AVERAGE([.G99:.M99])" office:value-type="float" office:value="23">
            <text:p>23</text:p>
          </table:table-cell>
          <table:table-cell office:value-type="string">
            <text:p>Antennaria</text:p>
          </table:table-cell>
          <table:table-cell office:value-type="string">
            <text:p>dioica</text:p>
          </table:table-cell>
          <table:table-cell table:style-name="ce3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formula="of:=AVERAGE([.R99:.V99])" office:value-type="float" office:value="2.2">
            <text:p>2,2</text:p>
          </table:table-cell>
          <table:table-cell table:number-columns-repeated="2"/>
          <table:table-cell office:value-type="string">
            <text:p>Carex</text:p>
          </table:table-cell>
          <table:table-cell office:value-type="string">
            <text:p>curvula</text:p>
          </table:table-cell>
          <table:table-cell table:style-name="ce3"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AVERAGE([.AC99:.AG99])" office:value-type="float" office:value="15.5">
            <text:p>15,5</text:p>
          </table:table-cell>
          <table:table-cell table:number-columns-repeated="2"/>
          <table:table-cell office:value-type="string">
            <text:p>Helicotrichon</text:p>
          </table:table-cell>
          <table:table-cell office:value-type="string">
            <text:p>versicolor</text:p>
          </table:table-cell>
          <table:table-cell table:style-name="ce3"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AVERAGE([.AN99:.AR99])" office:value-type="float" office:value="20.6">
            <text:p>20,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omogyne</text:p>
          </table:table-cell>
          <table:table-cell office:value-type="string">
            <text:p>alpina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number-columns-repeated="2" office:value-type="float" office:value="4.5">
            <text:p>4,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AVERAGE([.G100:.M100])" office:value-type="float" office:value="3">
            <text:p>3</text:p>
          </table:table-cell>
          <table:table-cell office:value-type="string">
            <text:p>Calluna</text:p>
          </table:table-cell>
          <table:table-cell office:value-type="string">
            <text:p>vulgaris</text:p>
          </table:table-cell>
          <table:table-cell table:style-name="ce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AVERAGE([.R100:.V100])" office:value-type="float" office:value="6.2">
            <text:p>6,2</text:p>
          </table:table-cell>
          <table:table-cell table:number-columns-repeated="2"/>
          <table:table-cell office:value-type="string">
            <text:p>Phyteuma</text:p>
          </table:table-cell>
          <table:table-cell office:value-type="string">
            <text:p>hemisphaericum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AVERAGE([.AC100:.AG100])" office:value-type="float" office:value="7">
            <text:p>7</text:p>
          </table:table-cell>
          <table:table-cell table:number-columns-repeated="2"/>
          <table:table-cell office:value-type="string">
            <text:p>Poa</text:p>
          </table:table-cell>
          <table:table-cell office:value-type="string">
            <text:p>alpina</text:p>
          </table:table-cell>
          <table:table-cell table:style-name="ce3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AVERAGE([.AN100:.AR100])" office:value-type="float" office:value="17.6">
            <text:p>17,6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Potentilla</text:p>
          </table:table-cell>
          <table:table-cell office:value-type="string">
            <text:p>erecta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AVERAGE([.G101:.M101])" office:value-type="float" office:value="10">
            <text:p>10</text:p>
          </table:table-cell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R101:.V101])" office:value-type="float" office:value="7">
            <text:p>7</text:p>
          </table:table-cell>
          <table:table-cell table:number-columns-repeated="2"/>
          <table:table-cell office:value-type="string">
            <text:p>Thymus</text:p>
          </table:table-cell>
          <table:table-cell office:value-type="string">
            <text:p>praecox</text:p>
          </table:table-cell>
          <table:table-cell table:style-name="ce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formula="of:=AVERAGE([.AC101:.AG101])" office:value-type="float" office:value="3.8">
            <text:p>3,8</text:p>
          </table:table-cell>
          <table:table-cell table:number-columns-repeated="2"/>
          <table:table-cell office:value-type="string">
            <text:p>Potentila</text:p>
          </table:table-cell>
          <table:table-cell office:value-type="string">
            <text:p>Aurea</text:p>
          </table:table-cell>
          <table:table-cell table:style-name="ce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AN101:.AR101])" office:value-type="float" office:value="4">
            <text:p>4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Hypochaeris</text:p>
          </table:table-cell>
          <table:table-cell office:value-type="string">
            <text:p>uniflora</text:p>
          </table:table-cell>
          <table:table-cell office:value-type="string">
            <text:p>Hemikryptophyt</text:p>
          </table:table-cell>
          <table:table-cell/>
          <table:table-cell table:style-name="ce3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AVERAGE([.G102:.M102])" office:value-type="float" office:value="8.9">
            <text:p>8,9</text:p>
          </table:table-cell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AVERAGE([.R102:.V102])" office:value-type="float" office:value="5.5">
            <text:p>5,5</text:p>
          </table:table-cell>
          <table:table-cell table:number-columns-repeated="2"/>
          <table:table-cell office:value-type="string">
            <text:p>Helictotrichon</text:p>
          </table:table-cell>
          <table:table-cell office:value-type="string">
            <text:p>versicolor</text:p>
          </table:table-cell>
          <table:table-cell table:style-name="ce3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AVERAGE([.AC102:.AG102])" office:value-type="float" office:value="17.8">
            <text:p>17,8</text:p>
          </table:table-cell>
          <table:table-cell table:number-columns-repeated="2"/>
          <table:table-cell office:value-type="string">
            <text:p>Veronica</text:p>
          </table:table-cell>
          <table:table-cell office:value-type="string">
            <text:p>Belidioides</text:p>
          </table:table-cell>
          <table:table-cell table:style-name="ce3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AVERAGE([.AN102:.AR102])" office:value-type="float" office:value="10.3">
            <text:p>10,3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Melampyrum</text:p>
          </table:table-cell>
          <table:table-cell office:value-type="string">
            <text:p>pratense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6"/>
          <table:table-cell table:formula="of:=AVERAGE([.G103:.M103])" office:value-type="float" office:value="15">
            <text:p>15</text:p>
          </table:table-cell>
          <table:table-cell table:number-columns-repeated="11"/>
          <table:table-cell office:value-type="string">
            <text:p>Anthoxanthum</text:p>
          </table:table-cell>
          <table:table-cell office:value-type="string">
            <text:p>alpinum</text:p>
          </table:table-cell>
          <table:table-cell table:style-name="ce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AVERAGE([.AC103:.AG103])" office:value-type="float" office:value="17.4">
            <text:p>17,4</text:p>
          </table:table-cell>
          <table:table-cell table:number-columns-repeated="2"/>
          <table:table-cell office:value-type="string">
            <text:p>Luzula</text:p>
          </table:table-cell>
          <table:table-cell office:value-type="string">
            <text:p>lutea</text:p>
          </table:table-cell>
          <table:table-cell table:style-name="ce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AVERAGE([.AN103:.AR103])" office:value-type="float" office:value="9">
            <text:p>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Campanula</text:p>
          </table:table-cell>
          <table:table-cell office:value-type="string">
            <text:p>barbata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table:formula="of:=AVERAGE([.G104:.M104])" office:value-type="float" office:value="6">
            <text:p>6</text:p>
          </table:table-cell>
          <table:table-cell table:number-columns-repeated="11"/>
          <table:table-cell office:value-type="string">
            <text:p>Euphrasia</text:p>
          </table:table-cell>
          <table:table-cell office:value-type="string">
            <text:p>minima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AVERAGE([.AC104:.AG104])" office:value-type="float" office:value="2">
            <text:p>2</text:p>
          </table:table-cell>
          <table:table-cell table:number-columns-repeated="2"/>
          <table:table-cell office:value-type="string">
            <text:p>Minuartia</text:p>
          </table:table-cell>
          <table:table-cell office:value-type="string">
            <text:p>verna</text:p>
          </table:table-cell>
          <table:table-cell table:style-name="ce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table:formula="of:=AVERAGE([.AN104:.AR104])" office:value-type="float" office:value="0.9">
            <text:p>0,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Gentiana</text:p>
          </table:table-cell>
          <table:table-cell office:value-type="string">
            <text:p>acauli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AVERAGE([.G105:.M105])" office:value-type="float" office:value="1.8">
            <text:p>1,8</text:p>
          </table:table-cell>
          <table:table-cell table:number-columns-repeated="11"/>
          <table:table-cell office:value-type="string">
            <text:p>Juncus</text:p>
          </table:table-cell>
          <table:table-cell office:value-type="string">
            <text:p>trifidus</text:p>
          </table:table-cell>
          <table:table-cell table:style-name="ce3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AVERAGE([.AC105:.AG105])" office:value-type="float" office:value="15">
            <text:p>15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Antennaria</text:p>
          </table:table-cell>
          <table:table-cell office:value-type="string">
            <text:p>dioica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formula="of:=AVERAGE([.G106:.M106])" office:value-type="float" office:value="2">
            <text:p>2</text:p>
          </table:table-cell>
          <table:table-cell table:number-columns-repeated="11"/>
          <table:table-cell office:value-type="string">
            <text:p>Potentilla</text:p>
          </table:table-cell>
          <table:table-cell office:value-type="string">
            <text:p>aurea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AVERAGE([.AC106:.AG106])" office:value-type="float" office:value="3.66666666666667">
            <text:p>3,6666666667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alluna</text:p>
          </table:table-cell>
          <table:table-cell office:value-type="string">
            <text:p>vulgaris</text:p>
          </table:table-cell>
          <table:table-cell table:number-columns-repeated="2"/>
          <table:table-cell table:style-name="ce3"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AVERAGE([.G107:.M107])" office:value-type="float" office:value="17.4">
            <text:p>17,4</text:p>
          </table:table-cell>
          <table:table-cell table:number-columns-repeated="11"/>
          <table:table-cell office:value-type="string">
            <text:p>Gentiana</text:p>
          </table:table-cell>
          <table:table-cell office:value-type="string">
            <text:p>acaulis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AVERAGE([.AC107:.AG107])" office:value-type="float" office:value="1.4">
            <text:p>1,4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Nardus</text:p>
          </table:table-cell>
          <table:table-cell office:value-type="string">
            <text:p>stricta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AVERAGE([.G108:.M108])" office:value-type="float" office:value="16.4">
            <text:p>16,4</text:p>
          </table:table-cell>
          <table:table-cell table:number-columns-repeated="11"/>
          <table:table-cell office:value-type="string">
            <text:p>Pulsatila</text:p>
          </table:table-cell>
          <table:table-cell office:value-type="string">
            <text:p>vernalis</text:p>
          </table:table-cell>
          <table:table-cell table:style-name="ce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formula="of:=AVERAGE([.AC108:.AG108])" office:value-type="float" office:value="2.4">
            <text:p>2,4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Hieracium</text:p>
          </table:table-cell>
          <table:table-cell office:value-type="string">
            <text:p>alpinum</text:p>
          </table:table-cell>
          <table:table-cell table:style-name="ce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AVERAGE([.AC109:.AG109])" office:value-type="float" office:value="12.4">
            <text:p>12,4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Senecio</text:p>
          </table:table-cell>
          <table:table-cell office:value-type="string">
            <text:p>incanus</text:p>
          </table:table-cell>
          <table:table-cell table:style-name="ce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AVERAGE([.AC110:.AG110])" office:value-type="float" office:value="4">
            <text:p>4</text:p>
          </table:table-cell>
          <table:table-cell office:value-type="string">
            <text:p>Hemikryptophyt</text:p>
          </table:table-cell>
          <table:table-cell office:value-type="string">
            <text:p>Moränen</text:p>
          </table:table-cell>
          <table:table-cell table:number-columns-repeated="988"/>
        </table:table-row>
        <table:table-row table:style-name="ro1">
          <table:table-cell table:number-columns-repeated="25"/>
          <table:table-cell office:value-type="string">
            <text:p>Lotus</text:p>
          </table:table-cell>
          <table:table-cell office:value-type="string">
            <text:p>alpinus</text:p>
          </table:table-cell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AC111:.AG111])" office:value-type="float" office:value="4.8">
            <text:p>4,8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Trifolium</text:p>
          </table:table-cell>
          <table:table-cell office:value-type="string">
            <text:p>alpinum</text:p>
          </table:table-cell>
          <table:table-cell table:style-name="ce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AC112:.AG112])" office:value-type="float" office:value="5.6">
            <text:p>5,6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>
            <text:p>Festuca</text:p>
          </table:table-cell>
          <table:table-cell office:value-type="string">
            <text:p>violacea</text:p>
          </table:table-cell>
          <table:table-cell table:style-name="ce3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AVERAGE([.AC113:.AG113])" office:value-type="float" office:value="16">
            <text:p>16</text:p>
          </table:table-cell>
          <table:table-cell office:value-type="string">
            <text:p>Hemikryptophyt</text:p>
          </table:table-cell>
          <table:table-cell table:number-columns-repeated="989"/>
        </table:table-row>
        <table:table-row table:style-name="ro1">
          <table:table-cell table:number-columns-repeated="25"/>
          <table:table-cell office:value-type="string">
            <text:p>Carex</text:p>
          </table:table-cell>
          <table:table-cell office:value-type="string">
            <text:p>eckinata</text:p>
          </table:table-cell>
          <table:table-cell table:style-name="ce3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AVERAGE([.AC114:.AG114])" office:value-type="float" office:value="15.2">
            <text:p>15,2</text:p>
          </table:table-cell>
          <table:table-cell table:number-columns-repeated="99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ba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Excel_20_Built-in_20_Normal"/>
        <table:table-column table:style-name="co11" table:default-cell-style-name="Excel_20_Built-in_20_Normal"/>
        <table:table-row table:style-name="ro2">
          <table:table-cell office:value-type="string">
            <text:p>Plot</text:p>
          </table:table-cell>
          <table:table-cell table:style-name="Default" office:value-type="string">
            <text:p>GattungArt</text:p>
          </table:table-cell>
          <table:table-cell table:style-name="Default" office:value-type="string">
            <text:p>Bedeckungsgra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lluna vulgari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hododendron ferrugineu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ccinium uliginosu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rdus strict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um monta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ccinium vitis-ida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ccinium myrtill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tentilla aure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lictotrichon versicol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mogyne al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nica monta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lampyrum prat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lidago virgau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tiana spec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mpanula barb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lluna vulgari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ardus stri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accinium uliginosu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accinium vitis-idae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Trifolium alpest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uzula lut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schampsia flexu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iseleuria procumben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tennaria dio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iseleuria procumben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mpanula scheuchze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schampsia flexuos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lictotrichon versicol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yteuma hemisphaeric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hymus puleg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eracium pilosell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thoxanthum odorat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hillea mosch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uphrasia minim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igusticum mutell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ulsatilla verna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eronica bellidioid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tentilla ere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estuca pulchell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ex curvu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rex curvul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mogyne alpin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tentilla erect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necio inca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a alpin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elictotrichon versicolo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igusticum mutell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ccinium vitis-idae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mpervivum monta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ontodon helvetic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grostis al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mpanula barb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lluna vulgari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hododendron ferrugineu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mogyne alp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accinium vitis-idaea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Vaccinium c.f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accinium myrtill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entiana spec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lampyrum prat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eum montanu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rdus strict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otentilla erect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lium victoria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Leontodon helvetic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nica montan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uzula lut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schampsia flexuosa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chidea spec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ieracium alpinu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accinium vitis-idae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hododendron ferrugine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luna vulgari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otentilla erec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ntiana acau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rifolium alpin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elictotrichon versicolo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estuca halleri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schampsia flexuos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ex nigr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eschampsia flexuos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hymus praeco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elictotrichon versicol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otus alpin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otentilla erect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thoxanth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chillea mosch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tennaria dioi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ex curvul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string">
            <text:p>Phylosa??? alpinum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estuca halle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otentilla aure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eronica bellid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ulsatilla vernal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otentilla aurea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hyteuma orbicula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ieratium alpin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estuca halle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uphrasia officina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mogyne alpin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chillea moschata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empervivum montanu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rex curvula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ucanthemopsis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oa alpin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elictotrichon versicolo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eronica bellid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otentilla erec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mpanula barb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rnica montan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lluna vulgaris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mogyne alp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niperus communis var. Saxati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ulsatilla alp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ccineum myrtillu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ccineum gaultherioid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uzula luzul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ardus strict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ex eckin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ccineum uliginos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lidago virgau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ieraci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ntennaria dioic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32">
            <text:p>32</text:p>
          </table:table-cell>
          <table:table-cell table:style-name="ce8" office:value-type="string">
            <text:p>Calluna vulgari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accineum uliginos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eschampsia flexu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uzula lut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ex frigid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oiseleuria procumben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etraria islandi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estuca nigresc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igritella nig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elictotrichon versicolo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ntennaria dioi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mpanula scheuchze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chillea erba-rotta subs. Mosch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otentilla ere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ulsatilla vernali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eronica bellid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rigeron uniflor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anunculus montan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ymus praecox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nthoxanthum odoratum subs. alpin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erasti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rysanthemum partheni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x curvul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ieracium pilosell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eronica bellidioide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chillea erba-rotta subs. Muschat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hyteuma hemisphaericu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ex curvula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otentilla au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ulsatilla vernali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estuca violac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elictotrichon versicol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ieratium pilosell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estuca intercede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estuca ovin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eontodon cf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etraria island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accinium uliginos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accinium myrtill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accinium vitis-ida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accinium uliginosu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alluna vulgari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uzula alpinopil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ardus strict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mogyne al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entiana acau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eum monta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olidago virgau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elanpyrum prat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schampsia flexu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otentilla ere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iseleuria procumben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lluna vulgari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Vaccinium vitis-idae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rex nigra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ardus stri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schampsia flexu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eontodon helvetic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ampanula scheuchze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igritella nig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ymus praeco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olygonum viviparu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ulsatilla vernali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nthoxantum odoratu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elictotrichon versicolo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rifoli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ntennaria dioi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uzula alpinopilo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accinium vitis-idae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uzula multiflo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eschampsia flexuos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arex nigra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oiseleuria procumben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arex curvula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accinium vitis-idae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rifoli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eronica bellid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ulsatilla verna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otentilla aure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elyctotrichon versicolo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enecio incarnus sub. Carniolic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nuatia ver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uzula lut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erarcium leucatenops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alluna vulgari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accinium uliginos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accinium myrtill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accinium vitis-idae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tentilla erec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ampanula barb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ntennaria dioi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eum montan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elictotrichon versicol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entiana acauli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ardus stri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eschampsia flexuos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omogyne al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uzul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accinium uliginosu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accinium vitis-idae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oiseleuria procumben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ardus strict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eschampsia flexuos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otentilla erec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hyteuma hemisphaeric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rnica monta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ieraci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eronica bellidioi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ampanula scheuchze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ymus praeco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elictotrichon versicolo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arex curvul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uphrasia minim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tentilla aure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accinium vitis-idea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eschampsia flexuo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ulsatilla vernal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ieracium alpin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uncus trifi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uzula multiflo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nthoxanthum alpinu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otus cornicul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alium alb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arex curvul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tentila aure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uphrasia minim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ieracium alpinu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hyteuma hemisphaericu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elicotrichon versicol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a alpin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omogyna alpin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igusticum muttelin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eronica belledioid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eucanthemopsis al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nthenoia carpati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nthoxanthum alpin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uzula lute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Vaccinium myrtillus</text:p>
          </table:table-cell>
          <table:table-cell table:style-name="Default" office:value-type="float" office:value="10">
            <text:p>1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Vaccinium uliginosum</text:p>
          </table:table-cell>
          <table:table-cell table:style-name="Default" office:value-type="float" office:value="10">
            <text:p>1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Vaccinium vitis-idaea</text:p>
          </table:table-cell>
          <table:table-cell table:style-name="Default" office:value-type="float" office:value="10">
            <text:p>1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Pulsatilla alpin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Homogyne alpina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Potentilla erect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Hypochaeris uniflora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Melampyrum pratense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Campanula barbat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Gentiana acaulis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Antennaria dioic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Calluna vulgaris</text:p>
          </table:table-cell>
          <table:table-cell table:style-name="Default" office:value-type="float" office:value="60">
            <text:p>6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Nardus strict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Loiseleuria procumbens</text:p>
          </table:table-cell>
          <table:table-cell table:style-name="Default" office:value-type="float" office:value="70">
            <text:p>7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Vaccinium uliginosum</text:p>
          </table:table-cell>
          <table:table-cell table:style-name="Default" office:value-type="float" office:value="20">
            <text:p>2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Antennaria dioic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Calluna vulgaris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Nardus strict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Helictotrichon versicolor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Loiseleuria procumbens</text:p>
          </table:table-cell>
          <table:table-cell table:style-name="Default" office:value-type="float" office:value="10">
            <text:p>1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Calluna vulgaris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Carex curvula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Phyteuma hemisphaericum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Thymus praecox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Helictotrichon versicolor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Anthoxanthum alpinum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Euphrasia minim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Juncus trifidus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Potentilla aure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Gentiana acaulis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Pulsatila vernalis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Hieracium alpinum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Senecio incanus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Lotus alpinus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Trifolium alpinum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Festuca violacea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Carex eckinat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Carex curvula</text:p>
          </table:table-cell>
          <table:table-cell table:style-name="Default"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Leucanthemopsis alpin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Helicotrichon versicolor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Poa alpina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Potentila aurea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Veronica belledioides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Luzula lutea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Minuartia verna</text:p>
          </table:table-cell>
          <table:table-cell table:style-name="Default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.10.2019</text:date>, <text:time>15:28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28:52.02</meta:creation-date>
    <dc:date>2019-10-04T15:28:01.12</dc:date>
    <meta:editing-duration>PT1H36M37S</meta:editing-duration>
    <meta:editing-cycles>5</meta:editing-cycles>
    <meta:generator>OpenOffice/4.1.6$Win32 OpenOffice.org_project/416m1$Build-9790</meta:generator>
    <meta:document-statistic meta:table-count="2" meta:cell-count="3192" meta:object-count="0"/>
  </office:meta>
</office:document-meta>
</file>